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2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3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1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2" svg:font-family="'ＭＳ Ｐ明朝'" style:font-family-generic="modern" style:font-pitch="variable"/>
    <style:font-face style:name="Arial Unicode MS2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3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3" style:family="paragraph" style:parent-style-name="Standard">
      <style:text-properties fo:font-size="12pt" officeooo:paragraph-rsid="00cbd77f" style:font-name-asian="ＭＳ 明朝1" style:font-size-asian="12pt" style:language-asian="ja" style:country-asian="JP" style:font-size-complex="12pt"/>
    </style:style>
    <style:style style:name="P4" style:family="paragraph" style:parent-style-name="Standard">
      <style:paragraph-properties fo:text-align="end" style:justify-single-word="false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5" style:family="paragraph" style:parent-style-name="Standard">
      <style:text-properties fo:font-size="12pt" officeooo:paragraph-rsid="007cd048" style:font-name-asian="ＭＳ 明朝1" style:font-size-asian="12pt" style:language-asian="ja" style:country-asian="JP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20pt" officeooo:paragraph-rsid="007cd048" style:font-name-asian="ＭＳ 明朝" style:font-size-asian="20pt" style:language-asian="ja" style:country-asian="JP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20pt" fo:font-weight="bold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officeooo:rsid="017a0df9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9" style:family="paragraph" style:parent-style-name="Standard">
      <style:text-properties fo:font-size="20pt" fo:font-weight="bold" officeooo:rsid="017a0df9" officeooo:paragraph-rsid="007cd048" style:font-name-asian="ＭＳ 明朝" style:font-size-asian="20pt" style:language-asian="ja" style:country-asian="JP" style:font-weight-asian="bold" style:font-size-complex="20pt" style:font-weight-complex="bold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7cd048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1" style:family="paragraph" style:parent-style-name="Standard">
      <style:paragraph-properties fo:margin-left="0pt" fo:margin-right="0pt" fo:margin-top="0pt" fo:margin-bottom="0pt" loext:contextual-spacing="false" style:line-height-at-least="10.01pt" fo:text-align="end" style:justify-single-word="false" fo:text-indent="0pt" style:auto-text-indent="false"/>
      <style:text-properties fo:color="#000000" style:text-outline="false" style:text-line-through-style="none" style:text-line-through-type="none" style:font-name="メイリオ" fo:font-size="12pt" fo:font-style="normal" fo:text-shadow="none" style:text-underline-style="none" fo:font-weight="normal" officeooo:paragraph-rsid="00f0d0ec" style:letter-kerning="true" style:font-name-asian="ＭＳ 明朝1" style:font-size-asian="12pt" style:language-asian="ja" style:country-asian="JP" style:font-style-asian="normal" style:font-weight-asian="normal" style:font-size-complex="12pt" style:text-emphasize="none"/>
    </style:style>
    <style:style style:name="P12" style:family="paragraph" style:parent-style-name="Standard" style:master-page-name="">
      <style:paragraph-properties fo:margin-left="28.35pt" fo:margin-right="0pt" fo:text-indent="0pt" style:auto-text-indent="false" style:page-number="auto" fo:break-before="page"/>
    </style:style>
    <style:style style:name="P13" style:family="paragraph" style:parent-style-name="Standard" style:master-page-name="">
      <style:paragraph-properties fo:margin-left="28.35pt" fo:margin-right="0pt" fo:text-indent="0pt" style:auto-text-indent="false" style:page-number="auto" fo:break-before="page"/>
      <style:text-properties officeooo:paragraph-rsid="007feeb7"/>
    </style:style>
    <style:style style:name="P14" style:family="paragraph" style:parent-style-name="Standard" style:master-page-name="">
      <style:paragraph-properties fo:margin-left="28.35pt" fo:margin-right="0pt" fo:text-indent="0pt" style:auto-text-indent="false" style:page-number="auto" fo:break-before="page"/>
      <style:text-properties officeooo:rsid="00108491" officeooo:paragraph-rsid="007feeb7"/>
    </style:style>
    <style:style style:name="P15" style:family="paragraph" style:parent-style-name="Standard">
      <style:paragraph-properties fo:margin-left="28.35pt" fo:margin-right="0pt" fo:text-indent="0pt" style:auto-text-indent="false" fo:break-before="page"/>
      <style:text-properties officeooo:paragraph-rsid="007feeb7"/>
    </style:style>
    <style:style style:name="P16" style:family="paragraph" style:parent-style-name="Standard" style:master-page-name="">
      <style:paragraph-properties fo:text-align="end" style:justify-single-word="false" style:page-number="auto"/>
      <style:text-properties fo:font-size="12pt" officeooo:paragraph-rsid="00f0d0ec" style:font-name-asian="ＭＳ 明朝1" style:font-size-asian="12pt" style:language-asian="ja" style:country-asian="JP" style:font-size-complex="12pt"/>
    </style:style>
    <style:style style:name="P17" style:family="paragraph" style:parent-style-name="Standard" style:master-page-name="First_20_Page">
      <style:paragraph-properties fo:text-align="start" style:justify-single-word="false" style:page-number="auto"/>
      <style:text-properties fo:font-size="12pt" officeooo:paragraph-rsid="007cd048" style:font-name-asian="ＭＳ 明朝" style:font-size-asian="12pt" style:language-asian="ja" style:country-asian="JP" style:font-size-complex="12pt"/>
    </style:style>
    <style:style style:name="P18" style:family="paragraph" style:parent-style-name="Standard" style:master-page-name="Standard">
      <style:paragraph-properties fo:margin-left="28.35pt" fo:margin-right="0pt" fo:text-indent="0pt" style:auto-text-indent="false" style:page-number="1" fo:break-before="page"/>
    </style:style>
    <style:style style:name="P19" style:family="paragraph" style:parent-style-name="Standard">
      <style:paragraph-properties fo:margin-left="28.35pt" fo:margin-right="0pt" fo:text-indent="0pt" style:auto-text-indent="false" fo:break-before="page"/>
      <style:text-properties officeooo:paragraph-rsid="00997dde"/>
    </style:style>
    <style:style style:name="P20" style:family="paragraph" style:parent-style-name="Standard">
      <style:paragraph-properties fo:margin-left="28.35pt" fo:margin-right="0pt" fo:text-indent="0pt" style:auto-text-indent="false" fo:break-before="page"/>
      <style:text-properties officeooo:paragraph-rsid="007feeb7"/>
    </style:style>
    <style:style style:name="P21" style:family="paragraph" style:parent-style-name="Standard">
      <style:paragraph-properties fo:margin-left="28.35pt" fo:margin-right="0pt" fo:text-indent="0pt" style:auto-text-indent="false" fo:break-before="page"/>
      <style:text-properties officeooo:paragraph-rsid="00d388e9"/>
    </style:style>
    <style:style style:name="P22" style:family="paragraph" style:parent-style-name="Standard">
      <style:paragraph-properties fo:margin-left="28.35pt" fo:margin-right="0pt" fo:text-indent="0pt" style:auto-text-indent="false" fo:break-before="page"/>
      <style:text-properties officeooo:paragraph-rsid="00d4c24f"/>
    </style:style>
    <style:style style:name="P23" style:family="paragraph" style:parent-style-name="Standard">
      <style:paragraph-properties fo:margin-left="28.35pt" fo:margin-right="0pt" fo:text-indent="0pt" style:auto-text-indent="false" fo:break-before="page"/>
      <style:text-properties officeooo:paragraph-rsid="00db8252"/>
    </style:style>
    <style:style style:name="P24" style:family="paragraph">
      <style:paragraph-properties fo:margin-left="28.35pt" fo:margin-right="0pt" fo:text-indent="-27.61pt"/>
    </style:style>
    <style:style style:name="P25" style:family="paragraph">
      <style:paragraph-properties fo:margin-left="31.21pt" fo:margin-right="0pt" fo:text-indent="0pt"/>
    </style:style>
    <style:style style:name="P26" style:family="paragraph">
      <style:paragraph-properties fo:margin-left="28.35pt" fo:margin-right="0pt" fo:text-indent="0pt"/>
    </style:style>
    <style:style style:name="P27" style:family="paragraph">
      <style:text-properties style:font-name="ＭＳ Ｐゴシック" fo:font-size="12pt" style:font-name-asian="ＭＳ Ｐゴシック" style:font-size-asian="12pt" style:font-size-complex="12pt"/>
    </style:style>
    <style:style style:name="P28" style:family="paragraph">
      <style:paragraph-properties fo:text-align="center"/>
    </style:style>
    <style:style style:name="P29" style:family="paragraph">
      <style:paragraph-properties fo:text-align="center"/>
      <style:text-properties style:font-name="ＭＳ Ｐゴシック1" fo:font-size="10pt" style:font-name-asian="ＭＳ Ｐゴシック1" style:font-size-asian="10pt" style:font-size-complex="10pt"/>
    </style:style>
    <style:style style:name="P30" style:family="paragraph">
      <style:text-properties style:font-name="ＭＳ Ｐゴシック1" fo:font-size="10pt" style:font-size-asian="10pt" style:font-size-complex="10pt"/>
    </style:style>
    <style:style style:name="P31" style:family="paragraph">
      <style:paragraph-properties fo:text-align="center"/>
      <style:text-properties fo:font-size="12pt"/>
    </style:style>
    <style:style style:name="P32" style:family="paragraph">
      <style:paragraph-properties fo:text-align="center"/>
      <style:text-properties style:font-name="メイリオ1" fo:font-size="9pt" style:font-name-asian="メイリオ1" style:font-size-asian="9pt" style:font-size-complex="9pt"/>
    </style:style>
    <style:style style:name="P33" style:family="paragraph">
      <style:text-properties style:font-name="ＭＳ Ｐゴシック" fo:font-size="10pt" style:font-size-asian="10pt" style:font-size-complex="10pt"/>
    </style:style>
    <style:style style:name="P34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9pt" style:font-name-asian="ＭＳ Ｐゴシック1" style:font-size-asian="9pt" style:font-size-complex="9pt"/>
    </style:style>
    <style:style style:name="P35" style:family="paragraph">
      <style:paragraph-properties fo:text-align="center"/>
      <style:text-properties style:font-name="ＭＳ Ｐゴシック1"/>
    </style:style>
    <style:style style:name="P36" style:family="paragraph">
      <style:paragraph-properties fo:margin-left="36.85pt" fo:margin-right="0pt" fo:text-indent="-35.86pt"/>
    </style:style>
    <style:style style:name="P37" style:family="paragraph">
      <style:paragraph-properties fo:margin-left="33.99pt" fo:margin-right="0pt" fo:text-indent="-33.02pt"/>
    </style:style>
    <style:style style:name="P38" style:family="paragraph">
      <style:paragraph-properties fo:margin-left="33.99pt" fo:margin-right="0pt" fo:text-indent="0pt"/>
    </style:style>
    <style:style style:name="P39" style:family="paragraph">
      <style:paragraph-properties fo:margin-left="31.21pt" fo:margin-right="0pt" fo:text-indent="-30.27pt"/>
    </style:style>
    <style:style style:name="P40" style:family="paragraph">
      <style:paragraph-properties fo:margin-left="0pt" fo:margin-right="0pt" fo:margin-top="0pt" fo:margin-bottom="0pt" fo:line-height="100%" fo:text-align="center" fo:text-indent="0pt"/>
      <style:text-properties style:font-name="ＭＳ Ｐゴシック1" fo:font-size="10pt" style:font-name-asian="ＭＳ Ｐゴシック1" style:font-size-asian="10pt" style:font-size-complex="10pt"/>
    </style:style>
    <style:style style:name="P41" style:family="paragraph">
      <style:paragraph-properties fo:text-align="center"/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P42" style:family="paragraph">
      <style:paragraph-properties fo:line-height="100%" fo:text-align="center" style:text-autospace="none"/>
    </style:style>
    <style:style style:name="P43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" style:font-size-asian="10pt" style:font-name-complex="Monaco" style:font-size-complex="10pt"/>
    </style:style>
    <style:style style:name="P44" style:family="paragraph">
      <style:paragraph-properties fo:line-height="100%" fo:text-align="center" style:text-autospace="none"/>
      <style:text-properties fo:color="#3f7f5f" style:font-name="Monaco" fo:font-size="10pt" style:font-name-asian="ＭＳ Ｐゴシック" style:font-size-asian="10pt" style:font-name-complex="Monaco" style:font-size-complex="10pt"/>
    </style:style>
    <style:style style:name="P45" style:family="paragraph">
      <style:paragraph-properties fo:text-align="center"/>
      <style:text-properties style:font-name="ＭＳ Ｐゴシック1" fo:font-size="9pt" style:font-name-asian="ＭＳ Ｐゴシック1" style:font-size-asian="9pt" style:font-size-complex="9pt"/>
    </style:style>
    <style:style style:name="P46" style:family="paragraph">
      <style:paragraph-properties fo:line-height="100%" fo:text-align="center" style:text-autospace="none"/>
      <style:text-properties fo:color="#3f7f5f" style:font-name="ＭＳ Ｐゴシック1" fo:font-size="10pt" style:font-name-asian="ＭＳ Ｐゴシック1" style:font-size-asian="10pt" style:font-name-complex="Monaco" style:font-size-complex="10pt"/>
    </style:style>
    <style:style style:name="P47" style:family="paragraph">
      <style:paragraph-properties fo:margin-left="36.85pt" fo:margin-right="0pt" fo:text-indent="0pt"/>
    </style:style>
    <style:style style:name="P48" style:family="paragraph">
      <style:paragraph-properties fo:line-height="100%" fo:text-align="center" style:text-autospace="none"/>
      <style:text-properties fo:color="#3f7f5f" style:font-name="Monaco" fo:font-size="10pt" style:font-name-asian="ＭＳ Ｐゴシック1" style:font-size-asian="10pt" style:font-name-complex="Monaco" style:font-size-complex="10pt"/>
    </style:style>
    <style:style style:name="P49" style:family="paragraph">
      <style:text-properties style:font-name="ＭＳ Ｐゴシック1" fo:font-size="9pt" style:font-size-asian="9pt" style:font-size-complex="9pt"/>
    </style:style>
    <style:style style:name="P50" style:family="paragraph">
      <style:paragraph-properties fo:line-height="100%" fo:text-align="center" style:text-autospace="none"/>
      <style:text-properties fo:color="#3f7f5f" style:font-name="ＭＳ Ｐゴシック" fo:font-size="10pt" fo:font-weight="normal" style:font-name-asian="ＭＳ Ｐゴシック4" style:font-size-asian="10pt" style:font-weight-asian="normal" style:font-name-complex="Monaco" style:font-size-complex="10pt" style:font-weight-complex="normal"/>
    </style:style>
    <style:style style:name="P51" style:family="paragraph">
      <style:paragraph-properties fo:text-align="center" style:text-autospace="none"/>
    </style:style>
    <style:style style:name="P52" style:family="paragraph">
      <style:paragraph-properties fo:text-align="center"/>
      <style:text-properties style:font-name="ＭＳ Ｐゴシック1" fo:font-size="10pt" fo:font-weight="normal" style:font-name-asian="ＭＳ Ｐゴシック1" style:font-size-asian="10pt" style:font-weight-asian="normal" style:font-size-complex="10pt" style:font-weight-complex="normal"/>
    </style:style>
    <style:style style:name="P53" style:family="paragraph">
      <style:paragraph-properties fo:margin-left="33.99pt" fo:margin-right="0pt" fo:text-indent="2.86pt"/>
    </style:style>
    <style:style style:name="T1" style:family="text">
      <style:text-properties officeooo:rsid="007cd048"/>
    </style:style>
    <style:style style:name="T2" style:family="text">
      <style:text-properties style:font-name="ＭＳ Ｐゴシック" fo:font-size="12pt" style:font-name-asian="ＭＳ Ｐゴシック" style:font-size-asian="12pt" style:font-size-complex="12pt"/>
    </style:style>
    <style:style style:name="T3" style:family="text">
      <style:text-properties style:font-name="ＭＳ Ｐゴシック1" fo:font-size="9pt" style:font-name-asian="ＭＳ Ｐゴシック1" style:font-size-asian="9pt" style:font-size-complex="9pt"/>
    </style:style>
    <style:style style:name="T4" style:family="text">
      <style:text-properties style:font-name="ＭＳ Ｐゴシック1" fo:font-size="10pt" style:font-name-asian="ＭＳ Ｐゴシック1" style:font-size-asian="10pt" style:font-size-complex="10pt"/>
    </style:style>
    <style:style style:name="T5" style:family="text">
      <style:text-properties style:font-name="ＭＳ Ｐゴシック1" fo:font-size="10pt" style:font-name-asian="メイリオ1" style:font-size-asian="10pt" style:font-size-complex="10pt"/>
    </style:style>
    <style:style style:name="T6" style:family="text">
      <style:text-properties fo:font-size="10pt" style:font-name-asian="ＭＳ Ｐゴシック1" style:font-size-asian="10pt" style:font-size-complex="10pt"/>
    </style:style>
    <style:style style:name="T7" style:family="text">
      <style:text-properties style:font-name="ＭＳ Ｐゴシック" fo:font-size="10pt" style:font-size-asian="10pt" style:font-size-complex="10pt"/>
    </style:style>
    <style:style style:name="T8" style:family="text">
      <style:text-properties style:text-outline="false" style:text-line-through-style="none" style:text-line-through-type="none" style:font-name="ＭＳ Ｐゴシック1" fo:font-size="9pt" fo:text-shadow="none" style:text-underline-style="none" style:letter-kerning="true" style:font-name-asian="ＭＳ Ｐゴシック1" style:font-size-asian="9pt" style:font-name-complex="Tahoma1" style:font-size-complex="9pt" style:text-emphasize="none" style:font-relief="none" style:text-overline-style="none" style:text-overline-color="font-color"/>
    </style:style>
    <style:style style:name="T9" style:family="text">
      <style:text-properties style:font-name="ＭＳ Ｐゴシック1"/>
    </style:style>
    <style:style style:name="T10" style:family="text">
      <style:text-properties fo:color="#000000" style:font-name="ＭＳ Ｐゴシック" fo:font-size="12pt" style:font-name-asian="ＭＳ Ｐゴシック" style:font-size-asian="12pt" style:font-name-complex="Monaco" style:font-size-complex="12pt"/>
    </style:style>
    <style:style style:name="T11" style:family="text">
      <style:text-properties style:text-outline="false" style:text-line-through-style="none" style:text-line-through-type="none" style:font-name="ＭＳ Ｐゴシック1" fo:font-size="10pt" fo:text-shadow="none" style:text-underline-style="none" style:letter-kerning="true" style:font-name-asian="ＭＳ Ｐゴシック1" style:font-size-asian="10pt" style:font-name-complex="Tahoma1" style:font-size-complex="10pt" style:text-emphasize="none" style:font-relief="none" style:text-overline-style="none" style:text-overline-color="font-color"/>
    </style:style>
    <style:style style:name="T12" style:family="text">
      <style:text-properties style:font-name="ＭＳ Ｐゴシック1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color="#000000" style:font-name="ＭＳ Ｐゴシック1" fo:font-size="10pt" style:font-name-asian="ＭＳ Ｐゴシック" style:font-size-asian="10pt" style:font-name-complex="Monaco" style:font-size-complex="10pt"/>
    </style:style>
    <style:style style:name="T14" style:family="text">
      <style:text-properties fo:color="#000000" style:font-name="Monaco" fo:font-size="10pt" style:font-name-asian="ＭＳ Ｐゴシック" style:font-size-asian="10pt" style:font-name-complex="Monaco" style:font-size-complex="10pt"/>
    </style:style>
    <style:style style:name="T15" style:family="text">
      <style:text-properties fo:color="#000000" style:font-name="ＭＳ Ｐゴシック1" fo:font-size="10pt" style:font-name-asian="ＭＳ Ｐゴシック1" style:font-size-asian="10pt" style:font-name-complex="Monaco" style:font-size-complex="10pt"/>
    </style:style>
    <style:style style:name="T16" style:family="text">
      <style:text-properties fo:font-size="10pt" style:font-name-asian="ＭＳ Ｐゴシック" style:font-size-asian="10pt" style:font-size-complex="10pt"/>
    </style:style>
    <style:style style:name="T17" style:family="text">
      <style:text-properties fo:color="#000000" style:font-name="Monaco" fo:font-size="10pt" style:font-name-asian="ＭＳ Ｐゴシック1" style:font-size-asian="10pt" style:font-name-complex="Monaco" style:font-size-complex="10pt"/>
    </style:style>
    <style:style style:name="T18" style:family="text">
      <style:text-properties style:font-name="ＭＳ Ｐゴシック1" fo:font-size="10pt" style:font-size-asian="10pt" style:font-size-complex="10pt"/>
    </style:style>
    <style:style style:name="T19" style:family="text">
      <style:text-properties fo:color="#000000" style:font-name="ＭＳ Ｐゴシック1" fo:font-size="10pt" style:font-name-asian="メイリオ1" style:font-size-asian="10pt" style:font-name-complex="Monaco" style:font-size-complex="10pt"/>
    </style:style>
    <style:style style:name="T20" style:family="text">
      <style:text-properties style:font-name="ＭＳ Ｐゴシック1" fo:font-size="9pt" style:font-size-asian="9pt" style:font-size-complex="9pt"/>
    </style:style>
    <style:style style:name="T21" style:family="text">
      <style:text-properties fo:color="#000000" style:font-name="ＭＳ Ｐゴシック1"/>
    </style:style>
    <style:style style:name="T22" style:family="text">
      <style:text-properties style:font-name="ＭＳ Ｐゴシック1" fo:font-size="9.5pt" fo:font-weight="normal" style:font-name-asian="ＭＳ Ｐゴシック1" style:font-size-asian="9.5pt" style:font-weight-asian="normal" style:font-size-complex="9.5pt" style:font-weight-complex="normal"/>
    </style:style>
    <style:style style:name="T23" style:family="text">
      <style:text-properties fo:color="#000000" style:font-name="ＭＳ Ｐゴシック1" fo:font-size="9pt" fo:font-weight="normal" style:font-name-asian="ＭＳ Ｐゴシック1" style:font-size-asian="9pt" style:font-weight-asian="normal" style:font-name-complex="Monaco3" style:font-size-complex="9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1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3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marker-end="Arrow" draw:fill="none" draw:fill-color="#ffffff" fo:min-height="390.05pt" style:run-through="foreground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57.34pt" fo:min-width="187.51pt" style:run-through="foreground"/>
    </style:style>
    <style:style style:name="gr6" style:family="graphic">
      <style:graphic-properties draw:stroke="none" svg:stroke-color="#000000" draw:marker-end="Arrow" draw:fill="none" draw:fill-color="#ffffff" fo:min-height="67.66pt" style:run-through="foreground"/>
    </style:style>
    <style:style style:name="gr7" style:family="graphic">
      <style:graphic-properties svg:stroke-color="#000000" draw:fill="solid" draw:fill-color="#ffffff" draw:textarea-horizontal-align="justify" draw:textarea-vertical-align="middle" draw:auto-grow-height="false" fo:min-height="18.31pt" fo:min-width="92.75pt" style:run-through="foreground"/>
    </style:style>
    <style:style style:name="gr8" style:family="graphic">
      <style:graphic-properties svg:stroke-color="#000000" draw:marker-end="Arrow" draw:marker-end-width="8.5pt" draw:fill="solid" draw:fill-color="#ffffff" draw:textarea-horizontal-align="center" draw:textarea-vertical-align="middle" style:run-through="foreground"/>
    </style:style>
    <style:style style:name="gr9" style:family="graphic">
      <style:graphic-properties svg:stroke-color="#000000" draw:fill="solid" draw:fill-color="#ffffff" draw:textarea-horizontal-align="justify" draw:textarea-vertical-align="middle" draw:auto-grow-height="false" fo:min-height="73.11pt" fo:min-width="172.66pt" style:run-through="foreground"/>
    </style:style>
    <style:style style:name="gr10" style:family="graphic">
      <style:graphic-properties svg:stroke-color="#000000" draw:marker-end="" draw:fill="solid" draw:fill-color="#ffffff" draw:textarea-horizontal-align="center" draw:textarea-vertical-align="middle" style:run-through="foreground"/>
    </style:style>
    <style:style style:name="gr11" style:family="graphic">
      <style:graphic-properties draw:stroke="none" svg:stroke-color="#000000" draw:marker-end="Arrow" draw:fill="none" draw:fill-color="#ffffff" fo:min-height="19.36pt" style:run-through="foreground"/>
    </style:style>
    <style:style style:name="gr12" style:family="graphic">
      <style:graphic-properties draw:stroke="none" svg:stroke-color="#000000" draw:fill="none" draw:fill-color="#ffffff" fo:min-height="17.74pt" style:run-through="foreground"/>
    </style:style>
    <style:style style:name="gr13" style:family="graphic">
      <style:graphic-properties svg:stroke-color="#000000" draw:fill="solid" draw:fill-color="#ffffff" draw:textarea-horizontal-align="justify" draw:textarea-vertical-align="middle" draw:auto-grow-height="false" fo:min-height="52.41pt" fo:min-width="104.4pt" style:run-through="foreground"/>
    </style:style>
    <style:style style:name="gr14" style:family="graphic">
      <style:graphic-properties svg:stroke-color="#000000" draw:marker-end="Arrow" draw:marker-end-width="8.5pt" draw:textarea-horizontal-align="center" draw:textarea-vertical-align="middle" style:run-through="foreground"/>
    </style:style>
    <style:style style:name="gr15" style:family="graphic">
      <style:graphic-properties svg:stroke-color="#000000" draw:fill="none" draw:textarea-horizontal-align="center" draw:textarea-vertical-align="middle" style:run-through="foreground"/>
    </style:style>
    <style:style style:name="gr16" style:family="graphic">
      <style:graphic-properties svg:stroke-color="#000000" draw:fill="solid" draw:fill-color="#ffffff" draw:textarea-horizontal-align="justify" draw:textarea-vertical-align="middle" draw:auto-grow-height="false" fo:min-height="64.29pt" fo:min-width="104.4pt" style:run-through="foreground"/>
    </style:style>
    <style:style style:name="gr17" style:family="graphic">
      <style:graphic-properties draw:stroke="none" svg:stroke-color="#000000" draw:marker-end="Arrow" draw:fill="none" draw:fill-color="#ffffff" fo:min-height="421.26pt" style:run-through="foreground" style:vertical-pos="from-top" style:vertical-rel="page" style:horizontal-pos="from-left" style:horizontal-rel="paragraph"/>
    </style:style>
    <style:style style:name="gr18" style:family="graphic">
      <style:graphic-properties draw:stroke="none" svg:stroke-color="#000000" draw:fill="none" draw:fill-color="#ffffff" fo:min-height="17.74pt" style:run-through="foreground" style:vertical-pos="from-top" style:vertical-rel="page" style:horizontal-pos="from-left" style:horizontal-rel="paragraph"/>
    </style:style>
    <style:style style:name="gr19" style:family="graphic">
      <style:graphic-properties svg:stroke-color="#000000" draw:fill="solid" draw:fill-color="#ffffff" draw:textarea-horizontal-align="justify" draw:textarea-vertical-align="middle" draw:auto-grow-height="false" fo:min-height="37.7pt" fo:min-width="100.86pt" style:run-through="foreground" style:vertical-pos="from-top" style:vertical-rel="page" style:horizontal-pos="from-left" style:horizontal-rel="paragraph"/>
    </style:style>
    <style:style style:name="gr20" style:family="graphic">
      <style:graphic-properties svg:stroke-color="#000000" draw:marker-end="Arrow" draw:marker-end-width="8.5pt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21" style:family="graphic">
      <style:graphic-properties svg:stroke-color="#000000" draw:fill="solid" draw:fill-color="#ffffff" draw:textarea-horizontal-align="justify" draw:textarea-vertical-align="middle" draw:auto-grow-height="false" fo:min-height="17.09pt" fo:min-width="16.55pt" style:run-through="foreground" style:vertical-pos="from-top" style:vertical-rel="page" style:horizontal-pos="from-left" style:horizontal-rel="paragraph"/>
    </style:style>
    <style:style style:name="gr22" style:family="graphic">
      <style:graphic-properties svg:stroke-color="#000000" draw:fill="solid" draw:fill-color="#ffffff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23" style:family="graphic">
      <style:graphic-properties style:run-through="foreground" style:vertical-pos="from-top" style:vertical-rel="page" style:horizontal-pos="from-left" style:horizontal-rel="paragraph"/>
    </style:style>
    <style:style style:name="gr24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81pt" fo:min-width="180pt" style:run-through="foreground"/>
    </style:style>
    <style:style style:name="gr25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76pt" fo:min-width="180pt" style:run-through="foreground"/>
    </style:style>
    <style:style style:name="gr26" style:family="graphic">
      <style:graphic-properties svg:stroke-color="#000000" draw:fill="solid" draw:fill-color="#ffffff" draw:textarea-horizontal-align="justify" draw:textarea-vertical-align="middle" draw:auto-grow-height="false" fo:min-height="49.66pt" fo:min-width="187.51pt" style:run-through="foreground"/>
    </style:style>
    <style:style style:name="gr27" style:family="graphic">
      <style:graphic-properties draw:stroke="none" svg:stroke-color="#000000" draw:marker-end="Arrow" draw:fill="none" draw:fill-color="#ffffff" fo:min-height="42.35pt" style:run-through="foreground"/>
    </style:style>
    <style:style style:name="gr28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61pt" fo:min-width="169.4pt" style:run-through="foreground"/>
    </style:style>
    <style:style style:name="gr29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55pt" fo:min-width="169.4pt" style:run-through="foreground"/>
    </style:style>
    <style:style style:name="gr30" style:family="graphic">
      <style:graphic-properties svg:stroke-color="#000000" draw:marker-end="Arrow" draw:marker-end-width="8.5pt" draw:textarea-horizontal-align="center" draw:textarea-vertical-align="middle" style:run-through="foreground" style:vertical-pos="from-top" style:vertical-rel="page" style:horizontal-pos="from-left" style:horizontal-rel="paragraph"/>
    </style:style>
    <style:style style:name="gr31" style:family="graphic">
      <style:graphic-properties svg:stroke-color="#000000" draw:fill="solid" draw:fill-color="#ffffff" draw:textarea-horizontal-align="justify" draw:textarea-vertical-align="middle" draw:auto-grow-height="false" fo:min-height="17.15pt" fo:min-width="16.64pt" style:run-through="foreground" style:vertical-pos="from-top" style:vertical-rel="page" style:horizontal-pos="from-left" style:horizontal-rel="paragraph"/>
    </style:style>
    <style:style style:name="gr32" style:family="graphic">
      <style:graphic-properties svg:stroke-color="#000000" draw:fill="solid" draw:fill-color="#ffffff" draw:textarea-horizontal-align="justify" draw:textarea-vertical-align="middle" draw:auto-grow-height="false" fo:min-height="17.29pt" fo:min-width="16.7pt" style:run-through="foreground" style:vertical-pos="from-top" style:vertical-rel="page" style:horizontal-pos="from-left" style:horizontal-rel="paragraph"/>
    </style:style>
    <style:style style:name="gr33" style:family="graphic">
      <style:graphic-properties draw:stroke="none" svg:stroke-color="#000000" draw:marker-end="Arrow" draw:fill="none" draw:fill-color="#ffffff" fo:min-height="530.45pt" style:run-through="foreground" style:vertical-pos="from-top" style:vertical-rel="page" style:horizontal-pos="from-left" style:horizontal-rel="paragraph"/>
    </style:style>
    <style:style style:name="gr34" style:family="graphic">
      <style:graphic-properties svg:stroke-color="#000000" draw:fill="solid" draw:fill-color="#ffffff" draw:textarea-horizontal-align="justify" draw:textarea-vertical-align="middle" draw:auto-grow-height="false" fo:min-height="17.09pt" fo:min-width="16.55pt" style:run-through="background" style:vertical-pos="from-top" style:vertical-rel="page" style:horizontal-pos="from-left" style:horizontal-rel="paragraph"/>
    </style:style>
    <style:style style:name="gr35" style:family="graphic">
      <style:graphic-properties style:run-through="background" style:vertical-pos="from-top" style:vertical-rel="page" style:horizontal-pos="from-left" style:horizontal-rel="paragraph"/>
    </style:style>
    <style:style style:name="gr36" style:family="graphic">
      <style:graphic-properties svg:stroke-color="#000000" draw:fill="solid" draw:fill-color="#ffffff" draw:textarea-horizontal-align="justify" draw:textarea-vertical-align="middle" draw:auto-grow-height="false" fo:min-height="70.81pt" fo:min-width="175.95pt" style:run-through="background"/>
    </style:style>
    <style:style style:name="gr37" style:family="graphic">
      <style:graphic-properties svg:stroke-color="#000000" draw:textarea-horizontal-align="center" draw:textarea-vertical-align="middle" style:run-through="foreground"/>
    </style:style>
    <style:style style:name="gr38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5pt" fo:min-width="206.96pt" style:run-through="background"/>
    </style:style>
    <style:style style:name="gr39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39pt" fo:min-width="206.96pt" style:run-through="background"/>
    </style:style>
    <style:style style:name="gr40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29pt" fo:min-width="169.4pt" style:run-through="background"/>
    </style:style>
    <style:style style:name="gr41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15pt" fo:min-width="169.4pt" style:run-through="background"/>
    </style:style>
    <style:style style:name="gr42" style:family="graphic">
      <style:graphic-properties style:run-through="background"/>
    </style:style>
    <style:style style:name="gr43" style:family="graphic">
      <style:graphic-properties svg:stroke-color="#000000" draw:fill="solid" draw:fill-color="#ffffff" draw:textarea-horizontal-align="justify" draw:textarea-vertical-align="middle" draw:auto-grow-height="false" fo:min-height="43.2pt" fo:min-width="167.5pt" style:run-through="background"/>
    </style:style>
    <style:style style:name="gr44" style:family="graphic">
      <style:graphic-properties draw:stroke="none" svg:stroke-color="#000000" draw:marker-end="Arrow" draw:fill="none" draw:fill-color="#ffffff" fo:min-height="47.59pt" style:run-through="foreground"/>
    </style:style>
    <style:style style:name="gr45" style:family="graphic">
      <style:graphic-properties svg:stroke-color="#000000" draw:fill="solid" draw:fill-color="#ffffff" draw:textarea-horizontal-align="justify" draw:textarea-vertical-align="middle" draw:auto-grow-height="false" fo:min-height="53.66pt" fo:min-width="167.5pt" style:run-through="background"/>
    </style:style>
    <style:style style:name="gr46" style:family="graphic">
      <style:graphic-properties draw:stroke="none" svg:stroke-color="#000000" draw:marker-end="Arrow" draw:fill="none" draw:fill-color="#ffffff" fo:min-height="44.5pt" style:run-through="foreground"/>
    </style:style>
    <style:style style:name="gr47" style:family="graphic">
      <style:graphic-properties draw:stroke="none" svg:stroke-color="#000000" draw:fill="none" draw:fill-color="#ffffff" fo:min-height="14.14pt" style:run-through="foreground" style:vertical-pos="from-top" style:vertical-rel="page" style:horizontal-pos="from-left" style:horizontal-rel="paragraph"/>
    </style:style>
    <style:style style:name="gr48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4pt" fo:min-width="169.4pt" style:run-through="background"/>
    </style:style>
    <style:style style:name="gr49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2pt" fo:min-width="169.4pt" style:run-through="background"/>
    </style:style>
    <style:style style:name="gr50" style:family="graphic">
      <style:graphic-properties style:run-through="foreground" style:vertical-pos="from-top" style:horizontal-pos="from-left" style:horizontal-rel="paragraph"/>
    </style:style>
    <style:style style:name="gr51" style:family="graphic">
      <style:graphic-properties draw:stroke="none" svg:stroke-color="#000000" draw:marker-end="Arrow" draw:fill="none" draw:fill-color="#ffffff" fo:min-height="436.85pt" style:run-through="foreground"/>
    </style:style>
    <style:style style:name="gr52" style:family="graphic">
      <style:graphic-properties svg:stroke-color="#000000" draw:fill="solid" draw:fill-color="#ffffff" draw:textarea-horizontal-align="justify" draw:textarea-vertical-align="middle" draw:auto-grow-height="false" fo:min-height="17.09pt" fo:min-width="16.55pt" style:run-through="foreground"/>
    </style:style>
    <style:style style:name="gr53" style:family="graphic">
      <style:graphic-properties draw:stroke="none" svg:stroke-color="#000000" draw:fill="none" draw:fill-color="#ffffff" fo:min-height="11.76pt" style:run-through="foreground"/>
    </style:style>
    <style:style style:name="gr54" style:family="graphic">
      <style:graphic-properties svg:stroke-color="#000000" draw:fill="solid" draw:fill-color="#ffffff" draw:textarea-horizontal-align="justify" draw:textarea-vertical-align="middle" draw:auto-grow-height="false" fo:min-height="60.35pt" fo:min-width="175.95pt" style:run-through="foreground"/>
    </style:style>
    <style:style style:name="gr55" style:family="graphic">
      <style:graphic-properties svg:stroke-color="#000000" draw:fill="solid" draw:fill-color="#ffffff" draw:textarea-horizontal-align="justify" draw:textarea-vertical-align="middle" draw:auto-grow-height="false" fo:min-height="69.9pt" fo:min-width="175.95pt" style:run-through="foreground"/>
    </style:style>
    <style:style style:name="gr56" style:family="graphic">
      <style:graphic-properties draw:stroke="none" svg:stroke-color="#000000" draw:fill="none" draw:fill-color="#ffffff" fo:min-height="13.61pt" style:run-through="foreground"/>
    </style:style>
    <style:style style:name="gr57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16pt" fo:min-width="229.95pt" style:run-through="foreground"/>
    </style:style>
    <style:style style:name="gr58" style:family="graphic">
      <style:graphic-properties svg:stroke-color="#000000" draw:marker-end="Arrow" draw:fill="solid" draw:fill-color="#ffffff" draw:textarea-horizontal-align="justify" draw:textarea-vertical-align="middle" draw:auto-grow-height="false" fo:min-height="29.99pt" fo:min-width="229.95pt" style:run-through="foreground"/>
    </style:style>
    <style:style style:name="gr59" style:family="graphic">
      <style:graphic-properties draw:stroke="none" svg:stroke-color="#000000" draw:marker-end="Arrow" draw:fill="none" draw:fill-color="#ffffff" fo:min-height="624.05pt" style:run-through="foreground" style:vertical-pos="from-top" style:vertical-rel="page" style:horizontal-pos="from-left" style:horizontal-rel="paragraph"/>
    </style:style>
    <style:style style:name="gr60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01pt" fo:min-width="205.8pt" style:run-through="foreground"/>
    </style:style>
    <style:style style:name="gr61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84pt" fo:min-width="205.8pt" style:run-through="foreground"/>
    </style:style>
    <style:style style:name="gr62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89pt" fo:min-width="205.2pt" style:run-through="foreground"/>
    </style:style>
    <style:style style:name="gr63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75pt" fo:min-width="205.2pt" style:run-through="foreground"/>
    </style:style>
    <style:style style:name="gr64" style:family="graphic">
      <style:graphic-properties style:run-through="foreground" style:vertical-pos="middle" style:vertical-rel="baseline" style:horizontal-pos="from-left" style:horizontal-rel="paragraph"/>
    </style:style>
    <style:style style:name="gr65" style:family="graphic">
      <style:graphic-properties draw:stroke="none" svg:stroke-color="#000000" draw:marker-end="Arrow" draw:fill="none" draw:fill-color="#ffffff" fo:min-height="672.04pt" style:run-through="foreground"/>
    </style:style>
    <style:style style:name="gr66" style:family="graphic">
      <style:graphic-properties svg:stroke-color="#000000" draw:fill="solid" draw:fill-color="#ffffff" draw:textarea-horizontal-align="justify" draw:textarea-vertical-align="middle" draw:auto-grow-height="false" fo:min-height="67.8pt" fo:min-width="175.95pt" style:run-through="foreground"/>
    </style:style>
    <style:style style:name="gr67" style:family="graphic">
      <style:graphic-properties draw:stroke="none" svg:stroke-color="#000000" draw:marker-end="Arrow" draw:fill="none" draw:fill-color="#ffffff" fo:min-height="16.04pt" style:run-through="foreground"/>
    </style:style>
    <style:style style:name="gr68" style:family="graphic">
      <style:graphic-properties svg:stroke-color="#000000" draw:fill="solid" draw:fill-color="#ffffff" draw:textarea-horizontal-align="justify" draw:textarea-vertical-align="middle" draw:auto-grow-height="false" fo:min-height="69.11pt" fo:min-width="175.95pt" style:run-through="foreground"/>
    </style:style>
    <style:style style:name="gr69" style:family="graphic">
      <style:graphic-properties draw:stroke="none" svg:stroke-color="#000000" draw:marker-end="Arrow" draw:fill="none" draw:fill-color="#ffffff" fo:min-height="16.36pt" style:run-through="foreground"/>
    </style:style>
    <style:style style:name="gr70" style:family="graphic">
      <style:graphic-properties svg:stroke-color="#000000" draw:marker-end="Arrow" draw:fill="solid" draw:fill-color="#ffffff" draw:textarea-horizontal-align="justify" draw:textarea-vertical-align="middle" draw:auto-grow-height="false" fo:min-height="25.51pt" fo:min-width="204.75pt" style:run-through="foreground"/>
    </style:style>
    <style:style style:name="gr71" style:family="graphic">
      <style:graphic-properties svg:stroke-color="#000000" draw:marker-end="Arrow" draw:fill="solid" draw:fill-color="#ffffff" draw:textarea-horizontal-align="justify" draw:textarea-vertical-align="middle" draw:auto-grow-height="false" fo:min-height="36.79pt" fo:min-width="204.75pt" style:run-through="foreground"/>
    </style:style>
    <style:style style:name="gr72" style:family="graphic">
      <style:graphic-properties svg:stroke-color="#000000" draw:marker-end="Arrow" draw:fill="solid" draw:fill-color="#ffffff" draw:textarea-horizontal-align="justify" draw:textarea-vertical-align="middle" draw:auto-grow-height="false" fo:min-height="36.74pt" fo:min-width="204.75pt" style:run-through="foreground"/>
    </style:style>
    <style:style style:name="gr73" style:family="graphic">
      <style:graphic-properties svg:stroke-color="#000000" draw:fill="solid" draw:fill-color="#ffffff" draw:textarea-horizontal-align="justify" draw:textarea-vertical-align="middle" draw:auto-grow-height="false" fo:min-height="37.7pt" fo:min-width="100.86pt" style:run-through="foreground"/>
    </style:style>
    <style:style style:name="gr74" style:family="graphic">
      <style:graphic-properties draw:stroke="none" svg:stroke-color="#000000" draw:marker-end="Arrow" draw:fill="none" draw:fill-color="#ffffff" fo:min-height="265.01pt" style:run-through="foreground"/>
    </style:style>
    <style:style style:name="gr75" style:family="graphic">
      <style:graphic-properties svg:stroke-color="#000000" draw:fill="solid" draw:fill-color="#ffffff" draw:textarea-horizontal-align="justify" draw:textarea-vertical-align="middle" draw:auto-grow-height="false" fo:min-height="12.76pt" fo:min-width="92.75pt" style:run-through="foreground"/>
    </style:style>
    <style:style style:name="gr76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76pt" fo:min-width="169.4pt" style:run-through="foreground"/>
    </style:style>
    <style:style style:name="gr77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65pt" fo:min-width="169.4pt" style:run-through="foreground"/>
    </style:style>
    <style:style style:name="gr78" style:family="graphic">
      <style:graphic-properties svg:stroke-color="#000000" draw:marker-end="Arrow" draw:fill="solid" draw:fill-color="#ffffff" draw:textarea-horizontal-align="justify" draw:textarea-vertical-align="middle" draw:auto-grow-height="false" fo:min-height="34.7pt" fo:min-width="169.4pt" style:run-through="foreground"/>
    </style:style>
    <style:style style:name="gr79" style:family="graphic">
      <style:graphic-properties svg:stroke-color="#000000" draw:marker-end="Arrow" draw:fill="solid" draw:fill-color="#ffffff" draw:textarea-horizontal-align="justify" draw:textarea-vertical-align="middle" draw:auto-grow-height="false" fo:min-height="16.55pt" fo:min-width="169.4pt" style:run-through="foreground"/>
    </style:style>
    <style:style style:name="gr80" style:family="graphic">
      <style:graphic-properties svg:stroke-color="#000000" draw:fill="solid" draw:fill-color="#ffffff" draw:textarea-horizontal-align="justify" draw:textarea-vertical-align="middle" draw:auto-grow-height="false" fo:min-height="17.29pt" fo:min-width="16.7pt" style:run-through="foreground"/>
    </style:style>
    <style:style style:name="gr81" style:family="graphic">
      <style:graphic-properties svg:stroke-color="#000000" draw:marker-end="Arrow" draw:fill="solid" draw:fill-color="#ffffff" draw:textarea-horizontal-align="justify" draw:textarea-vertical-align="middle" draw:auto-grow-height="false" fo:min-height="35.29pt" fo:min-width="180.4pt" style:run-through="foreground"/>
    </style:style>
    <style:style style:name="gr82" style:family="graphic">
      <style:graphic-properties svg:stroke-color="#000000" draw:marker-end="Arrow" draw:fill="solid" draw:fill-color="#ffffff" draw:textarea-horizontal-align="justify" draw:textarea-vertical-align="middle" draw:auto-grow-height="false" fo:min-height="35.15pt" fo:min-width="180.4pt" style:run-through="foreground"/>
    </style:style>
    <style:style style:name="gr83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5pt" fo:min-width="169.4pt" style:run-through="foreground"/>
    </style:style>
    <style:style style:name="gr84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39pt" fo:min-width="169.4pt" style:run-through="foreground"/>
    </style:style>
    <style:style style:name="gr85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8pt" fo:min-width="169.4pt" style:run-through="foreground"/>
    </style:style>
    <style:style style:name="gr86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69pt" fo:min-width="169.4pt" style:run-through="foreground"/>
    </style:style>
    <style:style style:name="gr87" style:family="graphic">
      <style:graphic-properties svg:stroke-color="#000000" draw:marker-end="Arrow" draw:marker-end-width="6.01pt" draw:textarea-horizontal-align="center" draw:textarea-vertical-align="middle" style:run-through="foreground"/>
    </style:style>
    <style:style style:name="gr88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75pt" fo:min-width="169.4pt" style:run-through="foreground"/>
    </style:style>
    <style:style style:name="gr89" style:family="graphic">
      <style:graphic-properties draw:stroke="none" svg:stroke-color="#000000" draw:marker-end="Arrow" draw:fill="none" draw:fill-color="#ffffff" fo:min-height="343.25pt" style:run-through="foreground"/>
    </style:style>
    <style:style style:name="gr90" style:family="graphic">
      <style:graphic-properties svg:stroke-color="#000000" draw:fill="solid" draw:fill-color="#ffffff" draw:textarea-horizontal-align="justify" draw:textarea-vertical-align="middle" draw:auto-grow-height="false" fo:min-height="50.09pt" fo:min-width="120.3pt" style:run-through="foreground"/>
    </style:style>
    <style:style style:name="gr91" style:family="graphic">
      <style:graphic-properties svg:stroke-color="#000000" draw:fill="solid" draw:fill-color="#ffffff" draw:textarea-horizontal-align="justify" draw:textarea-vertical-align="middle" draw:auto-grow-height="false" fo:min-height="40.85pt" fo:min-width="167.5pt" style:run-through="foreground"/>
    </style:style>
    <style:style style:name="gr92" style:family="graphic">
      <style:graphic-properties draw:stroke="none" svg:stroke-color="#000000" draw:marker-end="Arrow" draw:fill="none" draw:fill-color="#ffffff" fo:min-height="31.41pt" style:run-through="foreground"/>
    </style:style>
    <style:style style:name="gr93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19pt" fo:min-width="169.4pt" style:run-through="foreground"/>
    </style:style>
    <style:style style:name="gr94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65pt" fo:min-width="194.06pt" style:run-through="foreground"/>
    </style:style>
    <style:style style:name="gr95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56pt" fo:min-width="194.06pt" style:run-through="foreground"/>
    </style:style>
    <style:style style:name="gr96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49pt" fo:min-width="194.06pt" style:run-through="foreground"/>
    </style:style>
    <style:style style:name="gr97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4pt" fo:min-width="194.06pt" style:run-through="foreground"/>
    </style:style>
    <style:style style:name="gr98" style:family="graphic">
      <style:graphic-properties svg:stroke-color="#000000" draw:fill="solid" draw:fill-color="#ffffff" draw:textarea-horizontal-align="justify" draw:textarea-vertical-align="middle" draw:auto-grow-height="false" fo:min-height="37.59pt" fo:min-width="105.79pt" style:run-through="foreground"/>
    </style:style>
    <style:style style:name="gr99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16pt" fo:min-width="142.16pt" style:run-through="foreground"/>
    </style:style>
    <style:style style:name="gr100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05pt" fo:min-width="142.16pt" style:run-through="foreground"/>
    </style:style>
    <style:style style:name="gr101" style:family="graphic">
      <style:graphic-properties svg:stroke-color="#000000" draw:marker-end="Arrow" draw:fill="solid" draw:fill-color="#ffffff" draw:textarea-horizontal-align="justify" draw:textarea-vertical-align="middle" draw:auto-grow-height="false" fo:min-height="25pt" fo:min-width="144.54pt" style:run-through="foreground"/>
    </style:style>
    <style:style style:name="gr102" style:family="graphic">
      <style:graphic-properties svg:stroke-color="#000000" draw:marker-end="Arrow" draw:fill="solid" draw:fill-color="#ffffff" draw:textarea-horizontal-align="justify" draw:textarea-vertical-align="middle" draw:auto-grow-height="false" fo:min-height="24.86pt" fo:min-width="144.54pt" style:run-through="foreground"/>
    </style:style>
    <style:style style:name="gr103" style:family="graphic">
      <style:graphic-properties svg:stroke-color="#000000" draw:marker-end="Arrow" draw:fill="solid" draw:fill-color="#ffffff" draw:textarea-horizontal-align="justify" draw:textarea-vertical-align="middle" draw:auto-grow-height="false" fo:min-height="17.94pt" fo:min-width="169.4pt" style:run-through="foreground"/>
    </style:style>
    <style:style style:name="gr104" style:family="graphic">
      <style:graphic-properties svg:stroke-color="#000000" draw:marker-end="Arrow" draw:fill="solid" draw:fill-color="#ffffff" draw:textarea-horizontal-align="justify" draw:textarea-vertical-align="middle" draw:auto-grow-height="false" fo:min-height="17.89pt" fo:min-width="169.4pt" style:run-through="foreground"/>
    </style:style>
    <style:style style:name="gr105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36pt" fo:min-width="137.96pt" style:run-through="foreground"/>
    </style:style>
    <style:style style:name="gr106" style:family="graphic">
      <style:graphic-properties svg:stroke-color="#000000" draw:marker-end="Arrow" draw:fill="solid" draw:fill-color="#ffffff" draw:textarea-horizontal-align="justify" draw:textarea-vertical-align="middle" draw:auto-grow-height="false" fo:min-height="26.19pt" fo:min-width="137.96pt" style:run-through="foreground"/>
    </style:style>
    <style:style style:name="gr107" style:family="graphic">
      <style:graphic-properties svg:stroke-color="#000000" draw:fill="solid" draw:fill-color="#ffffff" draw:textarea-horizontal-align="justify" draw:textarea-vertical-align="middle" draw:auto-grow-height="false" fo:min-height="25.46pt" fo:min-width="86.74pt" style:run-through="foreground"/>
    </style:style>
    <style:style style:name="gr108" style:family="graphic">
      <style:graphic-properties svg:stroke-color="#000000" draw:marker-end="Arrow" draw:fill="solid" draw:fill-color="#ffffff" draw:textarea-horizontal-align="justify" draw:textarea-vertical-align="middle" draw:auto-grow-height="false" fo:min-height="22.51pt" fo:min-width="169.4pt" style:run-through="foreground"/>
    </style:style>
    <style:style style:name="gr109" style:family="graphic">
      <style:graphic-properties svg:stroke-color="#000000" draw:marker-end="Arrow" draw:fill="solid" draw:fill-color="#ffffff" draw:textarea-horizontal-align="justify" draw:textarea-vertical-align="middle" draw:auto-grow-height="false" fo:min-height="22.39pt" fo:min-width="169.4pt" style:run-through="foreground"/>
    </style:style>
    <style:style style:name="gr110" style:family="graphic">
      <style:graphic-properties svg:stroke-color="#000000" draw:marker-end="Arrow" draw:fill="solid" draw:fill-color="#ffffff" draw:textarea-horizontal-align="justify" draw:textarea-vertical-align="middle" draw:auto-grow-height="false" fo:min-height="25.99pt" fo:min-width="169.4pt" style:run-through="foreground"/>
    </style:style>
    <style:style style:name="gr111" style:family="graphic">
      <style:graphic-properties svg:stroke-color="#000000" draw:marker-end="Arrow" draw:fill="solid" draw:fill-color="#ffffff" draw:textarea-horizontal-align="justify" draw:textarea-vertical-align="middle" draw:auto-grow-height="false" fo:min-height="25.85pt" fo:min-width="169.4pt" style:run-through="foreground"/>
    </style:style>
    <style:style style:name="gr112" style:family="graphic">
      <style:graphic-properties svg:stroke-color="#000000" draw:marker-end="Arrow" draw:fill="solid" draw:fill-color="#ffffff" draw:textarea-horizontal-align="justify" draw:textarea-vertical-align="middle" draw:auto-grow-height="false" fo:min-height="20.01pt" fo:min-width="169.4pt" style:run-through="foreground"/>
    </style:style>
    <style:style style:name="gr113" style:family="graphic">
      <style:graphic-properties svg:stroke-color="#000000" draw:marker-end="Arrow" draw:fill="solid" draw:fill-color="#ffffff" draw:textarea-horizontal-align="justify" draw:textarea-vertical-align="middle" draw:auto-grow-height="false" fo:min-height="21.4pt" fo:min-width="169.4pt" style:run-through="foreground"/>
    </style:style>
    <style:style style:name="gr114" style:family="graphic">
      <style:graphic-properties svg:stroke-color="#000000" draw:fill="solid" draw:fill-color="#ffffff" draw:textarea-horizontal-align="justify" draw:textarea-vertical-align="middle" draw:auto-grow-height="false" fo:min-height="19.9pt" fo:min-width="112.96pt" style:run-through="foreground"/>
    </style:style>
    <style:style style:name="gr115" style:family="graphic">
      <style:graphic-properties svg:stroke-color="#000000" draw:fill="solid" draw:fill-color="#ffffff" draw:textarea-horizontal-align="justify" draw:textarea-vertical-align="middle" draw:auto-grow-height="false" fo:min-height="44.45pt" fo:min-width="197.26pt" style:run-through="foreground"/>
    </style:style>
    <style:style style:name="gr116" style:family="graphic" style:list-style-name="L374">
      <style:graphic-properties draw:stroke="none" svg:stroke-color="#000000" draw:marker-end="Arrow" draw:fill="none" draw:fill-color="#ffffff" fo:min-height="50.14pt" style:run-through="foreground"/>
    </style:style>
    <style:style style:name="gr117" style:family="graphic">
      <style:graphic-properties draw:stroke="none" svg:stroke-color="#000000" draw:marker-end="Arrow" draw:fill="none" draw:fill-color="#ffffff" fo:min-height="624.05pt" style:run-through="foreground"/>
    </style:style>
    <style:style style:name="gr118" style:family="graphic">
      <style:graphic-properties svg:stroke-color="#000000" draw:marker-end="Arrow" draw:fill="solid" draw:fill-color="#ffffff" draw:textarea-horizontal-align="justify" draw:textarea-vertical-align="middle" draw:auto-grow-height="false" fo:min-height="27.24pt" fo:min-width="205.8pt" style:run-through="foreground"/>
    </style:style>
    <style:style style:name="gr119" style:family="graphic">
      <style:graphic-properties svg:stroke-color="#000000" draw:marker-end="Arrow" draw:fill="solid" draw:fill-color="#ffffff" draw:textarea-horizontal-align="justify" draw:textarea-vertical-align="middle" draw:auto-grow-height="false" fo:min-height="27.1pt" fo:min-width="205.8pt" style:run-through="foreground"/>
    </style:style>
    <style:style style:name="gr120" style:family="graphic">
      <style:graphic-properties svg:stroke-color="#000000" draw:marker-end="Arrow" draw:fill="solid" draw:fill-color="#ffffff" draw:textarea-horizontal-align="justify" draw:textarea-vertical-align="middle" draw:auto-grow-height="false" fo:min-height="32.06pt" fo:min-width="205.8pt" style:run-through="foreground"/>
    </style:style>
    <style:style style:name="gr121" style:family="graphic">
      <style:graphic-properties svg:stroke-color="#000000" draw:marker-end="Arrow" draw:fill="solid" draw:fill-color="#ffffff" draw:textarea-horizontal-align="justify" draw:textarea-vertical-align="middle" draw:auto-grow-height="false" fo:min-height="31.95pt" fo:min-width="205.8pt" style:run-through="foreground"/>
    </style:style>
    <style:style style:name="gr122" style:family="graphic">
      <style:graphic-properties svg:stroke-color="#000000" draw:fill="solid" draw:fill-color="#ffffff" draw:textarea-horizontal-align="justify" draw:textarea-vertical-align="middle" draw:auto-grow-height="false" fo:min-height="46.01pt" fo:min-width="113.19pt" style:run-through="foreground"/>
    </style:style>
    <style:style style:name="gr123" style:family="graphic">
      <style:graphic-properties svg:stroke-color="#000000" draw:marker-end="Arrow" draw:fill="solid" draw:fill-color="#ffffff" draw:textarea-horizontal-align="justify" draw:textarea-vertical-align="middle" draw:auto-grow-height="false" fo:min-height="27.24pt" fo:min-width="145.05pt" style:run-through="foreground"/>
    </style:style>
    <style:style style:name="gr124" style:family="graphic">
      <style:graphic-properties svg:stroke-color="#000000" draw:marker-end="Arrow" draw:fill="solid" draw:fill-color="#ffffff" draw:textarea-horizontal-align="justify" draw:textarea-vertical-align="middle" draw:auto-grow-height="false" fo:min-height="27.1pt" fo:min-width="145.05pt" style:run-through="foreground"/>
    </style:style>
    <style:style style:name="gr125" style:family="graphic">
      <style:graphic-properties draw:stroke="none" svg:stroke-color="#000000" draw:fill="none" draw:fill-color="#ffffff" fo:min-height="16.1pt" style:run-through="foreground"/>
    </style:style>
    <style:style style:name="gr126" style:family="graphic">
      <style:graphic-properties draw:stroke="none" svg:stroke-color="#000000" draw:fill="none" draw:fill-color="#ffffff" fo:min-height="13.86pt" style:run-through="foreground"/>
    </style:style>
    <style:style style:name="gr127" style:family="graphic">
      <style:graphic-properties svg:stroke-color="#000000" draw:fill="solid" draw:fill-color="#ffffff" draw:textarea-horizontal-align="justify" draw:textarea-vertical-align="middle" draw:auto-grow-height="false" fo:min-height="29.59pt" fo:min-width="77.3pt" style:run-through="foreground"/>
    </style:style>
    <style:style style:name="gr128" style:family="graphic">
      <style:graphic-properties svg:stroke-color="#000000" draw:fill="solid" draw:fill-color="#ffffff" draw:textarea-horizontal-align="justify" draw:textarea-vertical-align="middle" draw:auto-grow-height="false" fo:min-height="35.69pt" fo:min-width="197.26pt" style:run-through="foreground"/>
    </style:style>
    <style:style style:name="gr129" style:family="graphic" style:list-style-name="L375">
      <style:graphic-properties draw:stroke="none" svg:stroke-color="#000000" draw:marker-end="Arrow" draw:fill="none" draw:fill-color="#ffffff" fo:min-height="40.31pt" style:run-through="foreground"/>
    </style:style>
    <style:style style:name="gr130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69pt" fo:min-width="205.8pt" style:run-through="foreground"/>
    </style:style>
    <style:style style:name="gr131" style:family="graphic">
      <style:graphic-properties svg:stroke-color="#000000" draw:marker-end="Arrow" draw:fill="solid" draw:fill-color="#ffffff" draw:textarea-horizontal-align="justify" draw:textarea-vertical-align="middle" draw:auto-grow-height="false" fo:min-height="28.66pt" fo:min-width="205.8pt" style:run-through="foreground"/>
    </style:style>
    <style:style style:name="gr132" style:family="graphic">
      <style:graphic-properties svg:stroke-color="#000000" draw:fill="solid" draw:fill-color="#ffffff" draw:textarea-horizontal-align="justify" draw:textarea-vertical-align="middle" draw:auto-grow-height="false" fo:min-height="32.71pt" fo:min-width="75.2pt" style:run-through="foreground"/>
    </style:style>
    <style:style style:name="gr133" style:family="graphic">
      <style:graphic-properties svg:stroke-color="#000000" draw:marker-end="Arrow" draw:fill="solid" draw:fill-color="#ffffff" draw:textarea-horizontal-align="justify" draw:textarea-vertical-align="middle" draw:auto-grow-height="false" fo:min-height="19.11pt" fo:min-width="145.05pt" style:run-through="foreground"/>
    </style:style>
    <style:style style:name="gr134" style:family="graphic">
      <style:graphic-properties svg:stroke-color="#000000" draw:marker-end="Arrow" draw:fill="solid" draw:fill-color="#ffffff" draw:textarea-horizontal-align="justify" draw:textarea-vertical-align="middle" draw:auto-grow-height="false" fo:min-height="18.99pt" fo:min-width="145.05pt" style:run-through="foreground"/>
    </style:style>
    <style:style style:name="gr135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39pt" fo:min-width="195.19pt" style:run-through="foreground"/>
    </style:style>
    <style:style style:name="gr136" style:family="graphic">
      <style:graphic-properties svg:stroke-color="#000000" draw:marker-end="Arrow" draw:fill="solid" draw:fill-color="#ffffff" draw:textarea-horizontal-align="justify" draw:textarea-vertical-align="middle" draw:auto-grow-height="false" fo:min-height="30.25pt" fo:min-width="195.19pt" style:run-through="foreground"/>
    </style:style>
    <style:style style:name="gr137" style:family="graphic">
      <style:graphic-properties draw:stroke="none" svg:stroke-color="#000000" draw:fill="none" draw:fill-color="#ffffff" fo:min-height="24.09pt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4" draw:z-index="0" draw:style-name="gr1">
        <draw:frame draw:style-name="gr2" draw:text-style-name="P27" svg:width="139.72pt" svg:height="390.08pt" svg:x="48.36pt" svg:y="57.66pt">
          <draw:text-box>
            <text:p><text:span text:style-name="T2">Fig0 </text:span><text:span text:style-name="T2">続き</text:span></text:p>
            <text:p><text:span text:style-name="T2"/></text:p>
            <text:p text:style-name="P24"><text:span text:style-name="T2">変数</text:span><text:span text:style-name="T2">:String $keyString: j</text:span><text:span text:style-name="T2">ループ内での</text:span><text:span text:style-name="T2">$json</text:span><text:span text:style-name="T2">のキー文字列</text:span></text:p>
            <text:p text:style-name="P25"><text:span text:style-name="T2">? $value:$keyString</text:span><text:span text:style-name="T2">に対応する</text:span><text:span text:style-name="T2">value</text:span></text:p>
            <text:p text:style-name="P25"><text:span text:style-name="T2">String DB_GETQUERY:JSON</text:span><text:span text:style-name="T2">のレコード取得クエリ文字列のキー</text:span></text:p>
            <text:p text:style-name="P26"><text:span text:style-name="T2">String KEY_TEXT:</text:span><text:span text:style-name="T2">キーの文字列 </text:span><text:span text:style-name="T2">text </text:span><text:span text:style-name="T2">を格納する定数</text:span></text:p>
            <text:p text:style-name="P26"><text:span text:style-name="T2">String KEY_HTML:</text:span><text:span text:style-name="T2">キーの文字列 </text:span><text:span text:style-name="T2">html </text:span><text:span text:style-name="T2">を格納する定数</text:span></text:p>
            <text:p text:style-name="P26"><text:span text:style-name="T2">String KEY_SRC:</text:span><text:span text:style-name="T2">キーの文字列 </text:span><text:span text:style-name="T2">src </text:span><text:span text:style-name="T2">を格納する定数</text:span></text:p>
          </draw:text-box>
        </draw:frame>
        <draw:line draw:style-name="gr3" draw:text-style-name="P28" svg:x1="193.1pt" svg:y1="56.69pt" svg:x2="193.1pt" svg:y2="733.29pt">
          <text:p/>
        </draw:line>
        <draw:g draw:style-name="gr4">
          <draw:custom-shape draw:style-name="gr5" svg:width="187.51pt" svg:height="57.37pt" svg:x="229.86pt" svg:y="112.65pt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6" draw:text-style-name="P29" svg:width="114.72pt" svg:height="67.66pt" svg:x="268.5pt" svg:y="119.74pt">
            <draw:text-box>
              <text:p text:style-name="P28"><text:span text:style-name="T3">json</text:span><text:span text:style-name="T3">について最下層の要素にたどり着くまでループしてデータを取り出す</text:span></text:p>
              <text:p text:style-name="P28"><text:span text:style-name="T4">$json as $keyString =&gt; &amp;$value</text:span></text:p>
            </draw:text-box>
          </draw:frame>
        </draw:g>
        <draw:custom-shape draw:style-name="gr7" draw:text-style-name="P30" svg:width="165.57pt" svg:height="32.71pt" svg:x="239.05pt" svg:y="547.4pt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31" svg:x1="323.38pt" svg:y1="470.81pt" svg:x2="323.38pt" svg:y2="550.66pt">
          <text:p/>
        </draw:line>
        <draw:g draw:style-name="gr4">
          <draw:custom-shape draw:style-name="gr9" draw:text-style-name="P32" svg:width="225.67pt" svg:height="73.13pt" svg:x="209.2pt" svg:y="397.64pt">
            <text:p text:style-name="P28"><text:span text:style-name="T5">$this-&gt;createJSON</text:span></text:p>
            <text:p text:style-name="P28"><text:span text:style-name="T5">($value, $keyString, $db_resultTree);</text:span></text:p>
            <text:p text:style-name="P28"><text:span text:style-name="T5"/></text:p>
            <text:p text:style-name="P28"><text:span text:style-name="T6">再帰的に</text:span><text:span text:style-name="T6">createJSON</text:span><text:span text:style-name="T6">メソッドをコールする</text:span></text:p>
            <draw:enhanced-geometry svg:viewBox="0 0 21600 21600" draw:text-areas="2540 0 19060 21600" draw:type="flowchart-predefined-process" draw:enhanced-path="M 0 0 L 21600 0 21600 21600 0 21600 Z N M 2540 0 L 2540 21600 N M 19060 0 L 19060 21600 N"/>
          </draw:custom-shape>
          <draw:line draw:style-name="gr10" draw:text-style-name="P28" svg:x1="235.25pt" svg:y1="440.79pt" svg:x2="407.79pt" svg:y2="440.79pt">
            <text:p/>
          </draw:line>
          <draw:frame draw:style-name="gr11" draw:text-style-name="P33" svg:width="35.32pt" svg:height="19.36pt" svg:x="401.27pt" svg:y="475.85pt">
            <draw:text-box>
              <text:p><text:span text:style-name="T7">Fig0</text:span></text:p>
            </draw:text-box>
          </draw:frame>
        </draw:g>
        <draw:line draw:style-name="gr8" draw:text-style-name="P31" svg:x1="323.35pt" svg:y1="292.25pt" svg:x2="323.35pt" svg:y2="397.7pt">
          <text:p/>
        </draw:line>
        <draw:polyline draw:style-name="gr8" draw:text-style-name="P28" svg:width="120.27pt" svg:height="115.23pt" svg:x="457.8pt" svg:y="335.93pt" svg:viewBox="0 0 4244 4066" draw:points="3637,0 4244,0 4244,4066 0,4066">
          <text:p/>
        </draw:polyline>
        <draw:line draw:style-name="gr8" draw:text-style-name="P31" svg:x1="323.8pt" svg:y1="580.05pt" svg:x2="323.8pt" svg:y2="612.11pt">
          <text:p/>
        </draw:line>
        <draw:frame draw:style-name="gr12" svg:width="17.06pt" svg:height="17.77pt" svg:x="479.65pt" svg:y="392.54pt">
          <draw:text-box>
            <text:p>Y</text:p>
          </draw:text-box>
        </draw:frame>
        <draw:custom-shape draw:style-name="gr13" draw:text-style-name="P34" svg:width="208.71pt" svg:height="104.83pt" svg:x="217.22pt" svg:y="195.19pt">
          <text:p text:style-name="P28"><text:span text:style-name="T8">$json</text:span><text:span text:style-name="T8">の子のキーの</text:span></text:p>
          <text:p text:style-name="P28"><text:span text:style-name="T8">値がオブジェクト</text:span><text:span text:style-name="T8">(</text:span><text:span text:style-name="T8">連想配列</text:span><text:span text:style-name="T8">)</text:span></text:p>
          <text:p text:style-name="P28"><text:span text:style-name="T8">であれば</text:span></text:p>
          <text:p text:style-name="P28"><text:span text:style-name="T8">is_array($value) </text:span></text:p>
          <text:p text:style-name="P28"><text:span text:style-name="T8">&amp;&amp; $this-&gt;is_hash($value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8" draw:text-style-name="P31" svg:x1="321.19pt" svg:y1="170.08pt" svg:x2="321.19pt" svg:y2="196.98pt">
          <text:p/>
        </draw:line>
        <draw:polyline draw:style-name="gr14" draw:text-style-name="P28" svg:width="35.32pt" svg:height="21.32pt" svg:x="422.45pt" svg:y="247.8pt" svg:viewBox="0 0 1247 753" draw:points="0,0 1247,0 1247,753">
          <text:p/>
        </draw:polyline>
        <draw:frame draw:style-name="gr12" svg:width="17.06pt" svg:height="17.77pt" svg:x="423.07pt" svg:y="208.6pt">
          <draw:text-box>
            <text:p>N</text:p>
          </draw:text-box>
        </draw:frame>
        <draw:frame draw:style-name="gr12" svg:width="17.06pt" svg:height="17.77pt" svg:x="561pt" svg:y="311.13pt">
          <draw:text-box>
            <text:p>N</text:p>
          </draw:text-box>
        </draw:frame>
        <draw:frame draw:style-name="gr12" svg:width="17.06pt" svg:height="17.77pt" svg:x="348.12pt" svg:y="289.96pt">
          <draw:text-box>
            <text:p>Y</text:p>
          </draw:text-box>
        </draw:frame>
        <draw:line draw:style-name="gr8" draw:text-style-name="P31" svg:x1="321.85pt" svg:y1="88.75pt" svg:x2="321.85pt" svg:y2="114.86pt">
          <text:p/>
        </draw:line>
        <draw:circle draw:style-name="gr15" draw:text-style-name="P35" svg:width="28.32pt" svg:height="28.32pt" svg:x="307.7pt" svg:y="60.41pt">
          <text:p text:style-name="P28"><text:span text:style-name="T9">1</text:span></text:p>
        </draw:circle>
        <draw:custom-shape draw:style-name="gr16" draw:text-style-name="P34" svg:width="208.71pt" svg:height="128.52pt" svg:x="351.67pt" svg:y="269.15pt">
          <text:p text:style-name="P28"><text:span text:style-name="T8">$column</text:span><text:span text:style-name="T8">が</text:span><text:span text:style-name="T8">null</text:span><text:span text:style-name="T8">でなく、</text:span></text:p>
          <text:p text:style-name="P28"><text:span text:style-name="T8">json</text:span><text:span text:style-name="T8">の子のキーが</text:span><text:span text:style-name="T8">text</text:span><text:span text:style-name="T8">か</text:span></text:p>
          <text:p text:style-name="P28"><text:span text:style-name="T8">html</text:span><text:span text:style-name="T8">、</text:span><text:span text:style-name="T8">src</text:span><text:span text:style-name="T8">であれば</text:span></text:p>
          <text:p text:style-name="P28"><text:span text:style-name="T8"><text:s/></text:span><text:span text:style-name="T8">$column != null </text:span></text:p>
          <text:p text:style-name="P28"><text:span text:style-name="T8">&amp;&amp; ($keyString == KEY_TEXT</text:span></text:p>
          <text:p text:style-name="P28"><text:span text:style-name="T8"><text:s/></text:span><text:span text:style-name="T8">|| $keyString == KEY_HTML</text:span></text:p>
          <text:p text:style-name="P28"><text:span text:style-name="T8"><text:s/></text:span><text:span text:style-name="T8">|| $keyString == KEY_SRC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polyline draw:style-name="gr14" draw:text-style-name="P28" svg:width="134.36pt" svg:height="108.17pt" svg:x="323.38pt" svg:y="397.7pt" svg:viewBox="0 0 4741 3817" draw:points="4741,0 4741,3817 0,3817">
          <text:p/>
        </draw:polyline>
        <draw:circle draw:style-name="gr15" draw:text-style-name="P35" svg:width="28.32pt" svg:height="28.32pt" svg:x="309.2pt" svg:y="611.89pt">
          <text:p text:style-name="P28"><text:span text:style-name="T9">E</text:span></text:p>
        </draw:circle>
      </draw:g>
      <draw:frame text:anchor-type="page" text:anchor-page-number="5" draw:z-index="1" draw:style-name="gr17" draw:text-style-name="P27" svg:width="139.72pt" svg:height="421.29pt" svg:x="48.36pt" svg:y="63.44pt">
        <draw:text-box>
          <text:p><text:span text:style-name="T2">Fig1</text:span></text:p>
          <text:p><text:span text:style-name="T2">関数名：</text:span><text:span text:style-name="T2">executeQuery</text:span></text:p>
          <text:p text:style-name="P36"><text:span text:style-name="T2">概要 <text:s/></text:span><text:span text:style-name="T2">:</text:span><text:span text:style-name="T10">クエリを実行して</text:span><text:span text:style-name="T10">DB</text:span><text:span text:style-name="T10">から結果セットを取得する。</text:span></text:p>
          <text:p text:style-name="P37"><text:span text:style-name="T2">引数 <text:s/></text:span><text:span text:style-name="T2">:Object $json:</text:span><text:span text:style-name="T2">カレントの</text:span><text:span text:style-name="T2">JSON</text:span><text:span text:style-name="T2">連想配列</text:span></text:p>
          <text:p text:style-name="P38"><text:span text:style-name="T2">String $queryKey:</text:span><text:span text:style-name="T2">実行するクエリのベースとなる文字列</text:span></text:p>
          <text:p text:style-name="P37"><text:span text:style-name="T2">戻り値</text:span><text:span text:style-name="T2">:ResultSet:DB</text:span><text:span text:style-name="T2">から取得した結果セットを返す。</text:span></text:p>
          <text:p text:style-name="P39"><text:span text:style-name="T2">変数</text:span><text:span text:style-name="T2">:Array[] $retRS:</text:span><text:span text:style-name="T2">返却する結果セットを格納する</text:span><text:span text:style-name="T2">2</text:span><text:span text:style-name="T2">時限配列の変数</text:span></text:p>
          <text:p text:style-name="P25"><text:span text:style-name="T2">String $query:DB</text:span><text:span text:style-name="T2">に対し発行するクエリ</text:span></text:p>
          <text:p text:style-name="P25"><text:span text:style-name="T2">Statement stmt:DB</text:span><text:span text:style-name="T2">にクエリを発行するためのステートメント</text:span></text:p>
          <text:p text:style-name="P25"><text:span text:style-name="T2">PDO $stmt:DB</text:span><text:span text:style-name="T2">を操作するためのクラスインスタンス </text:span><text:span text:style-name="T2">KEY_VALUE:value</text:span><text:span text:style-name="T2">　の文字列を格納した定数</text:span></text:p>
        </draw:text-box>
      </draw:frame>
      <draw:frame text:anchor-type="page" text:anchor-page-number="5" draw:z-index="2" draw:style-name="gr18" svg:width="17.06pt" svg:height="17.77pt" svg:x="371.71pt" svg:y="225.84pt">
        <draw:text-box>
          <text:p>Y</text:p>
        </draw:text-box>
      </draw:frame>
      <draw:custom-shape text:anchor-type="page" text:anchor-page-number="5" draw:z-index="3" draw:style-name="gr19" draw:text-style-name="P40" svg:width="201.69pt" svg:height="75.43pt" svg:x="224.59pt" svg:y="155.71pt">
        <text:p text:style-name="P28"><text:span text:style-name="T8">$queryKey</text:span><text:span text:style-name="T8">が</text:span><text:span text:style-name="T8">$json</text:span><text:span text:style-name="T8">に存在して</text:span></text:p>
        <text:p text:style-name="P28"><text:span text:style-name="T8">いれば</text:span><text:span text:style-name="T8">$query</text:span><text:span text:style-name="T8">に値を入れる</text:span></text:p>
        <text:p text:style-name="P28"><text:span text:style-name="T11"><text:tab/></text:span><text:span text:style-name="T11">array_key_exists</text:span></text:p>
        <text:p text:style-name="P28"><text:span text:style-name="T11">($queryKey, $json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4" draw:style-name="gr20" draw:text-style-name="P31" svg:x1="326.61pt" svg:y1="81.84pt" svg:x2="326.61pt" svg:y2="99.58pt">
        <text:p/>
      </draw:line>
      <draw:line text:anchor-type="page" text:anchor-page-number="5" draw:z-index="5" draw:style-name="gr20" draw:text-style-name="P31" svg:x1="325.42pt" svg:y1="311.98pt" svg:x2="325.42pt" svg:y2="336.39pt">
        <text:p/>
      </draw:line>
      <draw:custom-shape text:anchor-type="page" text:anchor-page-number="5" draw:z-index="6" draw:style-name="gr21" draw:text-style-name="P41" svg:width="23.39pt" svg:height="23.92pt" svg:x="314.36pt" svg:y="56.69pt">
        <text:p text:style-name="P28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" draw:style-name="gr22" draw:text-style-name="P28" svg:x1="193.07pt" svg:y1="62.53pt" svg:x2="193.07pt" svg:y2="739.13pt">
        <text:p/>
      </draw:line>
      <draw:g text:anchor-type="page" text:anchor-page-number="5" draw:z-index="8" draw:style-name="gr23">
        <draw:custom-shape draw:style-name="gr24" draw:text-style-name="P43" svg:width="180.03pt" svg:height="30.81pt" svg:x="233.4pt" svg:y="596.69pt">
          <text:p text:style-name="P42"><text:span text:style-name="T13">$childObject = $value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4" svg:width="180.03pt" svg:height="30.78pt" svg:x="233.4pt" svg:y="627.51pt">
          <text:p text:style-name="P42"><text:span text:style-name="T14">子オブジェクト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9" draw:style-name="gr21" draw:text-style-name="P41" svg:width="23.39pt" svg:height="23.92pt" svg:x="316.26pt" svg:y="680.71pt">
        <text:p text:style-name="P28"><text:span text:style-name="T12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5" draw:z-index="10" draw:style-name="gr23">
        <draw:custom-shape draw:style-name="gr26" svg:width="187.51pt" svg:height="49.66pt" svg:x="235.9pt" svg:y="432.45pt">
          <text:p/>
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7" draw:text-style-name="P45" svg:width="114.72pt" svg:height="42.38pt" svg:x="274.54pt" svg:y="439.82pt">
          <draw:text-box>
            <text:p text:style-name="P28"><text:span text:style-name="T3">カレント</text:span><text:span text:style-name="T3">json</text:span><text:span text:style-name="T3">の子供オブジェクト分ループする</text:span></text:p>
            <text:list text:style-name="">
              <text:list-item>
                <text:p text:style-name="P28"><text:span text:style-name="T3">$json as $key =&gt; $value</text:span></text:p>
              </text:list-item>
            </text:list>
          </draw:text-box>
        </draw:frame>
      </draw:g>
      <draw:line text:anchor-type="page" text:anchor-page-number="5" draw:z-index="11" draw:style-name="gr20" draw:text-style-name="P31" svg:x1="327.69pt" svg:y1="481.32pt" svg:x2="327.69pt" svg:y2="504.65pt">
        <text:p/>
      </draw:line>
      <draw:line text:anchor-type="page" text:anchor-page-number="5" draw:z-index="12" draw:style-name="gr20" draw:text-style-name="P31" svg:x1="327.71pt" svg:y1="571.8pt" svg:x2="327.71pt" svg:y2="598.11pt">
        <text:p/>
      </draw:line>
      <draw:g text:anchor-type="page" text:anchor-page-number="5" draw:z-index="13" draw:style-name="gr23">
        <draw:custom-shape draw:style-name="gr28" draw:text-style-name="P43" svg:width="169.43pt" svg:height="20.61pt" svg:x="245.4pt" svg:y="98.31pt">
          <text:p text:style-name="P42"><text:span text:style-name="T13">$retRS = null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9" draw:text-style-name="P46" svg:width="169.43pt" svg:height="20.58pt" svg:x="245.4pt" svg:y="118.91pt">
          <text:p text:style-name="P42"><text:span text:style-name="T15">返却する結果セットの変数を作成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5" draw:z-index="14" draw:style-name="gr20" draw:text-style-name="P31" svg:x1="326.61pt" svg:y1="139.44pt" svg:x2="326.61pt" svg:y2="159.85pt">
        <text:p/>
      </draw:line>
      <draw:custom-shape text:anchor-type="page" text:anchor-page-number="5" draw:z-index="15" draw:style-name="gr21" draw:text-style-name="P41" svg:width="23.39pt" svg:height="23.92pt" svg:x="556.75pt" svg:y="682.3pt">
        <text:p text:style-name="P28"><text:span text:style-name="T12">3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16" draw:style-name="gr20" draw:text-style-name="P31" svg:x1="326.61pt" svg:y1="231.11pt" svg:x2="326.61pt" svg:y2="251.52pt">
        <text:p/>
      </draw:line>
      <draw:custom-shape text:anchor-type="page" text:anchor-page-number="5" draw:z-index="17" draw:style-name="gr19" draw:text-style-name="P34" svg:width="201.69pt" svg:height="75.43pt" svg:x="226.29pt" svg:y="502.61pt">
        <text:p text:style-name="P28"><text:span text:style-name="T8">現在走査対象となっている</text:span></text:p>
        <text:p text:style-name="P28"><text:span text:style-name="T8">子がオブジェクトなら</text:span></text:p>
        <text:p text:style-name="P28"><text:span text:style-name="T8">is_array($value) &amp;&amp; $this-&gt;</text:span></text:p>
        <text:p text:style-name="P28"><text:span text:style-name="T8">is_hash($value)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18" draw:style-name="gr20" draw:text-style-name="P31" svg:x1="327.71pt" svg:y1="656.7pt" svg:x2="327.71pt" svg:y2="683.01pt">
        <text:p/>
      </draw:line>
      <draw:polyline text:anchor-type="page" text:anchor-page-number="5" draw:z-index="19" draw:style-name="gr30" draw:text-style-name="P28" svg:width="141.48pt" svg:height="488.35pt" svg:x="427.95pt" svg:y="193.75pt" svg:viewBox="0 0 4992 17229" draw:points="0,0 4992,0 4992,17229">
        <text:p/>
      </draw:polyline>
      <draw:polyline text:anchor-type="page" text:anchor-page-number="5" draw:z-index="20" draw:style-name="gr30" draw:text-style-name="P28" svg:width="99.01pt" svg:height="142.13pt" svg:x="427.95pt" svg:y="539.94pt" svg:viewBox="0 0 3494 5015" draw:points="0,0 3494,0 3494,5015">
        <text:p/>
      </draw:polyline>
      <draw:custom-shape text:anchor-type="page" text:anchor-page-number="5" draw:z-index="21" draw:style-name="gr31" draw:text-style-name="P41" svg:width="23.47pt" svg:height="23.98pt" svg:x="241.99pt" svg:y="768.25pt">
        <text:p text:style-name="P28"><text:span text:style-name="T12">2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22" draw:style-name="gr32" draw:text-style-name="P41" svg:width="23.61pt" svg:height="24.21pt" svg:x="514.29pt" svg:y="682.1pt">
        <text:p text:style-name="P28"><text:span text:style-name="T12">2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text:anchor-type="page" text:anchor-page-number="5" draw:z-index="23" draw:style-name="gr18" svg:width="17.06pt" svg:height="17.77pt" svg:x="431.29pt" svg:y="157.29pt">
        <draw:text-box>
          <text:p>N</text:p>
        </draw:text-box>
      </draw:frame>
      <draw:frame text:anchor-type="page" text:anchor-page-number="5" draw:z-index="24" draw:style-name="gr18" svg:width="0.09pt" svg:height="17.77pt" svg:x="431.49pt" svg:y="516.7pt">
        <draw:text-box>
          <text:p>N</text:p>
        </draw:text-box>
      </draw:frame>
      <draw:frame text:anchor-type="page" text:anchor-page-number="5" draw:z-index="25" draw:style-name="gr18" svg:width="17.06pt" svg:height="17.77pt" svg:x="378.45pt" svg:y="573.31pt">
        <draw:text-box>
          <text:p>Y</text:p>
        </draw:text-box>
      </draw:frame>
      <draw:frame text:anchor-type="page" text:anchor-page-number="9" draw:z-index="26" draw:style-name="gr33" draw:text-style-name="P27" svg:width="139.72pt" svg:height="530.48pt" svg:x="48.36pt" svg:y="63.44pt">
        <draw:text-box>
          <text:p><text:span text:style-name="T2">Fig3</text:span></text:p>
          <text:p><text:span text:style-name="T2">関数名：</text:span><text:span text:style-name="T2">getListJSON</text:span></text:p>
          <text:p text:style-name="P36"><text:span text:style-name="T2">概要 <text:s/></text:span><text:span text:style-name="T2">:</text:span><text:span text:style-name="T2">リスト形式の</text:span><text:span text:style-name="T2">JSON</text:span><text:span text:style-name="T2">を作成して返す</text:span><text:span text:style-name="T10">。</text:span></text:p>
          <text:p text:style-name="P37"><text:span text:style-name="T2">引数 <text:s/></text:span><text:span text:style-name="T2">:Object json:JSON</text:span><text:span text:style-name="T2">のオブジェクト。</text:span></text:p>
          <text:p text:style-name="P37"><text:span text:style-name="T2">戻り値</text:span><text:span text:style-name="T2">String:JSON</text:span><text:span text:style-name="T2">の文字列を返す</text:span></text:p>
          <text:p text:style-name="P36"><text:span text:style-name="T2">変数 　</text:span><text:span text:style-name="T2">:ResultSet $rs:DB</text:span><text:span text:style-name="T2">から取得した結果セットの</text:span><text:span text:style-name="T2">2</text:span><text:span text:style-name="T2">時限配列を受け取る変数</text:span></text:p>
          <text:p text:style-name="P47"><text:span text:style-name="T2">String $strAll:</text:span><text:span text:style-name="T2">完成した</text:span><text:span text:style-name="T2">JSON</text:span><text:span text:style-name="T2">文字列を格納する変数</text:span></text:p>
          <text:p text:style-name="P47"><text:span text:style-name="T2">String $strBlock:</text:span><text:span text:style-name="T2">作成した行の</text:span><text:span text:style-name="T2">JSON</text:span><text:span text:style-name="T2">文字列をまとめる変数</text:span></text:p>
          <text:p text:style-name="P47"><text:span text:style-name="T2">String $strLine:1</text:span><text:span text:style-name="T2">行ごとの</text:span><text:span text:style-name="T2">JSON</text:span><text:span text:style-name="T2">文字列を格納する変数</text:span></text:p>
          <text:p text:style-name="P47"><text:span text:style-name="T2">int $rCount:</text:span><text:span text:style-name="T2">結果セットのレコード数</text:span></text:p>
          <text:p text:style-name="P47"><text:span text:style-name="T2">String DB_GETQUERY:JSON</text:span><text:span text:style-name="T2">のレコード取得クエリ文字列のキーの定数</text:span></text:p>
        </draw:text-box>
      </draw:frame>
      <draw:custom-shape text:anchor-type="page" text:anchor-page-number="9" draw:z-index="27" draw:style-name="gr34" draw:text-style-name="P41" svg:width="23.39pt" svg:height="23.92pt" svg:x="314.36pt" svg:y="56.69pt">
        <text:p text:style-name="P28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9" draw:z-index="28" draw:style-name="gr22" draw:text-style-name="P28" svg:x1="193.07pt" svg:y1="62.5pt" svg:x2="193.07pt" svg:y2="739.11pt">
        <text:p/>
      </draw:line>
      <draw:custom-shape text:anchor-type="page" text:anchor-page-number="9" draw:z-index="29" draw:style-name="gr34" draw:text-style-name="P41" svg:width="23.39pt" svg:height="23.92pt" svg:x="314.31pt" svg:y="635.16pt">
        <text:p text:style-name="P28"><text:span text:style-name="T12">1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text:anchor-type="page" text:anchor-page-number="9" draw:z-index="30" draw:style-name="gr35">
        <draw:custom-shape draw:style-name="gr36" draw:text-style-name="P32" svg:width="229.97pt" svg:height="70.78pt" svg:x="215.69pt" svg:y="181.05pt">
          <text:p text:style-name="P28"><text:span text:style-name="T5">$rs = $this-&gt;executeQuery</text:span></text:p>
          <text:p text:style-name="P28"><text:span text:style-name="T5">($json, DB_GETQUERY);</text:span></text:p>
          <text:p text:style-name="P28"/>
          <text:p text:style-name="P28"><text:span text:style-name="T16">データベースから当該レコード群を</text:span></text:p>
          <text:p text:style-name="P28"><text:span text:style-name="T16">取得する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line draw:style-name="gr37" draw:text-style-name="P28" svg:x1="241.74pt" svg:y1="216.79pt" svg:x2="418.59pt" svg:y2="216.79pt">
          <text:p/>
        </draw:line>
      </draw:g>
      <draw:g text:anchor-type="page" text:anchor-page-number="9" draw:z-index="31" draw:style-name="gr35">
        <draw:custom-shape draw:style-name="gr38" draw:text-style-name="P43" svg:width="206.99pt" svg:height="30.53pt" svg:x="222.09pt" svg:y="97.2pt">
          <text:p text:style-name="P42"><text:span text:style-name="T13">$strAll = "";$strBlock = "";</text:span></text:p>
          <text:p text:style-name="P42"><text:span text:style-name="T13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9" draw:text-style-name="P44" svg:width="206.99pt" svg:height="30.42pt" svg:x="222.09pt" svg:y="127.7pt">
          <text:p text:style-name="P42"><text:span text:style-name="T14">返却する文字列を作成するための</text:span></text:p>
          <text:p text:style-name="P42"><text:span text:style-name="T14">変数を</text:span><text:span text:style-name="T14">3</text:span><text:span text:style-name="T14">つ宣言、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2" draw:style-name="gr20" draw:text-style-name="P31" svg:x1="326.61pt" svg:y1="80.59pt" svg:x2="326.61pt" svg:y2="98.33pt">
        <text:p/>
      </draw:line>
      <draw:g text:anchor-type="page" text:anchor-page-number="9" draw:z-index="33" draw:style-name="gr35">
        <draw:custom-shape draw:style-name="gr40" draw:text-style-name="P43" svg:width="169.43pt" svg:height="21.32pt" svg:x="244.01pt" svg:y="430.3pt">
          <text:p text:style-name="P42"><text:span text:style-name="T13">$strLine = ""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8" svg:width="169.43pt" svg:height="21.17pt" svg:x="244.01pt" svg:y="451.59pt">
          <text:p text:style-name="P42"><text:span text:style-name="T17">レコードの文字列を初期化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34" draw:style-name="gr20" draw:text-style-name="P31" svg:x1="328.65pt" svg:y1="473.24pt" svg:x2="328.65pt" svg:y2="497.48pt">
        <text:p/>
      </draw:line>
      <draw:line text:anchor-type="page" text:anchor-page-number="9" draw:z-index="35" draw:style-name="gr20" draw:text-style-name="P31" svg:x1="326.61pt" svg:y1="158.09pt" svg:x2="326.61pt" svg:y2="182.95pt">
        <text:p/>
      </draw:line>
      <draw:line text:anchor-type="page" text:anchor-page-number="9" draw:z-index="36" draw:style-name="gr20" draw:text-style-name="P31" svg:x1="326.61pt" svg:y1="251.69pt" svg:x2="326.61pt" svg:y2="276.55pt">
        <text:p/>
      </draw:line>
      <draw:line text:anchor-type="page" text:anchor-page-number="9" draw:z-index="37" draw:style-name="gr20" draw:text-style-name="P31" svg:x1="326.61pt" svg:y1="329.56pt" svg:x2="326.61pt" svg:y2="354.42pt">
        <text:p/>
      </draw:line>
      <draw:g text:anchor-type="page" text:anchor-page-number="9" draw:z-index="38" draw:style-name="gr35">
        <draw:line draw:style-name="gr8" draw:text-style-name="P31" svg:x1="325.47pt" svg:y1="397.28pt" svg:x2="325.47pt" svg:y2="431.18pt">
          <text:p/>
        </draw:line>
        <draw:g draw:style-name="gr42">
          <draw:custom-shape draw:style-name="gr43" svg:width="167.53pt" svg:height="43.23pt" svg:x="242.79pt" svg:y="353.31pt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4" draw:text-style-name="P29" svg:width="131.22pt" svg:height="47.62pt" svg:x="265.38pt" svg:y="359.12pt">
            <draw:text-box>
              <text:p text:style-name="P28"><text:span text:style-name="T4">結果セットを走査する</text:span></text:p>
              <text:p text:style-name="P28"><text:span text:style-name="T4">$iLoop = 0; $iLoop &lt; $rCount; $iLoop++</text:span></text:p>
            </draw:text-box>
          </draw:frame>
        </draw:g>
      </draw:g>
      <draw:g text:anchor-type="page" text:anchor-page-number="9" draw:z-index="39" draw:style-name="gr35">
        <draw:line draw:style-name="gr8" draw:text-style-name="P31" svg:x1="325.47pt" svg:y1="546.97pt" svg:x2="325.47pt" svg:y2="573.62pt">
          <text:p/>
        </draw:line>
        <draw:g draw:style-name="gr42">
          <draw:custom-shape draw:style-name="gr45" svg:width="167.53pt" svg:height="53.66pt" svg:x="242.79pt" svg:y="493.26pt">
            <text:p/>
            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46" draw:text-style-name="P29" svg:width="131.22pt" svg:height="44.53pt" svg:x="265.38pt" svg:y="502.47pt">
            <draw:text-box>
              <text:p text:style-name="P28"><text:span text:style-name="T4">結果セットの列を</text:span></text:p>
              <text:p text:style-name="P28"><text:span text:style-name="T4">走査する</text:span></text:p>
              <text:p text:style-name="P28"><text:span text:style-name="T4">$rs[$iLoop] as $key </text:span></text:p>
              <text:p text:style-name="P28"><text:span text:style-name="T4">=&gt; $value</text:span></text:p>
            </draw:text-box>
          </draw:frame>
        </draw:g>
      </draw:g>
      <draw:frame text:anchor-type="page" text:anchor-page-number="9" draw:z-index="40" draw:style-name="gr47" draw:text-style-name="P30" svg:width="35.43pt" svg:height="14.17pt" svg:x="422.36pt" svg:y="262.4pt">
        <draw:text-box>
          <text:p><text:span text:style-name="T18">Fig1</text:span></text:p>
        </draw:text-box>
      </draw:frame>
      <draw:g text:anchor-type="page" text:anchor-page-number="9" draw:z-index="41" draw:style-name="gr35">
        <draw:custom-shape draw:style-name="gr48" draw:text-style-name="P43" svg:width="169.43pt" svg:height="28.43pt" svg:x="240.09pt" svg:y="273pt">
          <text:p text:style-name="P28"><text:span text:style-name="T19">$rCount = $this-&gt;processedRecords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9" draw:text-style-name="P48" svg:width="169.43pt" svg:height="28.23pt" svg:x="240.09pt" svg:y="301.41pt">
          <text:p text:style-name="P28"><text:span text:style-name="T14">結果セットのレコード数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frame text:anchor-type="page" text:anchor-page-number="12" draw:z-index="43" draw:style-name="gr59" draw:text-style-name="P27" svg:width="139.72pt" svg:height="624.08pt" svg:x="48.36pt" svg:y="63.44pt">
        <draw:text-box>
          <text:p><text:span text:style-name="T2">Fig5</text:span></text:p>
          <text:p><text:span text:style-name="T2">関数名：</text:span><text:span text:style-name="T2">getJSONMap</text:span></text:p>
          <text:p text:style-name="P36"><text:span text:style-name="T2">概要 <text:s/></text:span><text:span text:style-name="T2">:JSON</text:span><text:span text:style-name="T2">文字列から連想配列を生成する。</text:span></text:p>
          <text:p text:style-name="P37"><text:span text:style-name="T2">引数 <text:s/></text:span><text:span text:style-name="T2">:String $jsonString:</text:span><text:span text:style-name="T2">変換する</text:span><text:span text:style-name="T2">JSON</text:span><text:span text:style-name="T2">文字列</text:span></text:p>
          <text:p text:style-name="P37"><text:span text:style-name="T2">戻り値</text:span><text:span text:style-name="T2">:</text:span><text:span text:style-name="T2">なし</text:span></text:p>
          <text:p text:style-name="P36"><text:span text:style-name="T2">変数 　</text:span><text:span text:style-name="T2">:</text:span></text:p>
          <text:p text:style-name="P47"><text:span text:style-name="T2">Map $map:</text:span><text:span text:style-name="T2">連想配列を一時格納する変数</text:span></text:p>
          <text:p text:style-name="P47"><text:span text:style-name="T2">Object $this.json:JSON</text:span><text:span text:style-name="T2">連想配列を格納するための</text:span><text:span text:style-name="T2">JSONDBManager</text:span><text:span text:style-name="T2">クラスのメンバ変数</text:span></text:p>
        </draw:text-box>
      </draw:frame>
      <draw:custom-shape text:anchor-type="page" text:anchor-page-number="12" draw:z-index="44" draw:style-name="gr21" draw:text-style-name="P41" svg:width="23.39pt" svg:height="23.92pt" svg:x="314.36pt" svg:y="56.69pt">
        <text:p text:style-name="P28"><text:span text:style-name="T12">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5" draw:style-name="gr22" draw:text-style-name="P28" svg:x1="193.07pt" svg:y1="62.5pt" svg:x2="193.07pt" svg:y2="739.11pt">
        <text:p/>
      </draw:line>
      <draw:custom-shape text:anchor-type="page" text:anchor-page-number="12" draw:z-index="46" draw:style-name="gr21" draw:text-style-name="P41" svg:width="23.39pt" svg:height="23.92pt" svg:x="314.39pt" svg:y="266.06pt">
        <text:p text:style-name="P28"><text:span text:style-name="T12">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12" draw:z-index="47" draw:style-name="gr20" draw:text-style-name="P31" svg:x1="326.61pt" svg:y1="80.59pt" svg:x2="326.61pt" svg:y2="101.79pt">
        <text:p/>
      </draw:line>
      <draw:g text:anchor-type="page" text:anchor-page-number="12" draw:z-index="48" draw:style-name="gr23">
        <draw:custom-shape draw:style-name="gr60" draw:text-style-name="P43" svg:width="205.82pt" svg:height="31.01pt" svg:x="225.95pt" svg:y="101.79pt">
          <text:p text:style-name="P42"><text:span text:style-name="T13">$map = json_decode($jsonString, true)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1" draw:text-style-name="P48" svg:width="205.82pt" svg:height="30.87pt" svg:x="225.95pt" svg:y="132.8pt">
          <text:p text:style-name="P42"><text:span text:style-name="T17">JSON</text:span><text:span text:style-name="T17">文字列を連想配列に変換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49" draw:style-name="gr20" draw:text-style-name="P31" svg:x1="328.56pt" svg:y1="162.45pt" svg:x2="328.56pt" svg:y2="186.69pt">
        <text:p/>
      </draw:line>
      <draw:g text:anchor-type="page" text:anchor-page-number="12" draw:z-index="50" draw:style-name="gr23">
        <draw:custom-shape draw:style-name="gr62" draw:text-style-name="P43" svg:width="205.23pt" svg:height="31.92pt" svg:x="225.95pt" svg:y="183.15pt">
          <text:p text:style-name="P42"><text:span text:style-name="T13">$this-&gt;json = $map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3" draw:text-style-name="P48" svg:width="205.23pt" svg:height="31.78pt" svg:x="225.95pt" svg:y="215.04pt">
          <text:p text:style-name="P42"><text:span text:style-name="T17">Map</text:span><text:span text:style-name="T17">に変換された</text:span><text:span text:style-name="T17">JSON</text:span><text:span text:style-name="T17">を</text:span><text:span text:style-name="T17">JSONDBManager</text:span></text:p>
          <text:p text:style-name="P42"><text:span text:style-name="T17">クラスのメンバに格納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line text:anchor-type="page" text:anchor-page-number="12" draw:z-index="51" draw:style-name="gr20" draw:text-style-name="P31" svg:x1="326.61pt" svg:y1="246.81pt" svg:x2="326.61pt" svg:y2="268.02pt">
        <text:p/>
      </draw:line>
      <draw:g text:anchor-type="page" text:anchor-page-number="5" draw:z-index="53" draw:style-name="gr23">
        <draw:custom-shape draw:style-name="gr24" draw:text-style-name="P43" svg:width="180.03pt" svg:height="30.81pt" svg:x="233.4pt" svg:y="252.31pt">
          <text:p text:style-name="P42"><text:span text:style-name="T13">$query = $json[$queryKey];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44" svg:width="180.03pt" svg:height="30.78pt" svg:x="233.4pt" svg:y="283.12pt">
          <text:p text:style-name="P42"><text:span text:style-name="T14">カレント</text:span><text:span text:style-name="T14">json</text:span><text:span text:style-name="T14">から</text:span><text:span text:style-name="T14">"queryKey"</text:span></text:p>
          <text:p text:style-name="P42"><text:span text:style-name="T14">を持つキーを取得する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g>
      <draw:custom-shape text:anchor-type="page" text:anchor-page-number="5" draw:z-index="54" draw:style-name="gr19" draw:text-style-name="P34" svg:width="201.69pt" svg:height="75.43pt" svg:x="226.29pt" svg:y="332.05pt">
        <text:p text:style-name="P28"><text:span text:style-name="T8">query</text:span><text:span text:style-name="T8">に正しい値が入っていれば</text:span></text:p>
        <text:p text:style-name="P28"><text:span text:style-name="T8">$query != null &amp;&amp; strlen($query) &gt;=1</text:span></text:p>
        <draw:enhanced-geometry svg:viewBox="0 0 21600 21600" draw:glue-points="10800 0 0 10800 10800 21600 21600 10800" draw:text-areas="5400 5400 16200 16200" draw:type="flowchart-decision" draw:enhanced-path="M 0 10800 L 10800 0 21600 10800 10800 21600 0 10800 Z N"/>
      </draw:custom-shape>
      <draw:line text:anchor-type="page" text:anchor-page-number="5" draw:z-index="55" draw:style-name="gr20" draw:text-style-name="P31" svg:x1="328.25pt" svg:y1="407.45pt" svg:x2="327.71pt" svg:y2="433.19pt">
        <text:p/>
      </draw:line>
      <draw:g text:anchor-type="page" text:anchor-page-number="9" draw:z-index="59" draw:style-name="gr23">
        <draw:custom-shape draw:style-name="gr103" draw:text-style-name="P43" svg:width="169.43pt" svg:height="17.97pt" svg:x="242.7pt" svg:y="571.41pt">
          <text:p text:style-name="P42"><text:span text:style-name="T13">$sColName = $key;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4" draw:text-style-name="P44" svg:width="169.43pt" svg:height="17.91pt" svg:x="242.7pt" svg:y="589.35pt">
          <text:p text:style-name="P42"><text:span text:style-name="T14">列名を取得する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g>
      <draw:line text:anchor-type="page" text:anchor-page-number="9" draw:z-index="60" draw:style-name="gr20" draw:text-style-name="P31" svg:x1="326.04pt" svg:y1="607.24pt" svg:x2="326.04pt" svg:y2="636.94pt">
        <text:p/>
      </draw:line>
      <text:p text:style-name="P1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7">ボルグシステム</text:p>
      <text:p text:style-name="P8"><text:span text:style-name="T1">JSONDBManagerクラス</text:span>　</text:p>
      <text:p text:style-name="P8">関数 フローチャート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/>
      <text:p text:style-name="P3"/>
      <text:p text:style-name="P3"/>
      <text:p text:style-name="P3"/>
      <text:p text:style-name="P3"/>
      <text:p text:style-name="P3"/>
      <text:p text:style-name="P3"/>
      <text:p text:style-name="P1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1">株式会社デジタルデザインシンク</text:p>
      <text:p text:style-name="P5"/>
      <text:p text:style-name="P10"/>
      <text:p text:style-name="P18"><draw:g text:anchor-type="as-char" draw:z-index="52" draw:style-name="gr64"><draw:frame draw:style-name="gr65" draw:text-style-name="P27" svg:width="139.72pt" svg:height="672.07pt" svg:x="0pt" svg:y="4.56pt"><draw:text-box><text:p><text:span text:style-name="T2">Fig0</text:span></text:p><text:p><text:span text:style-name="T2">関数名：</text:span><text:span text:style-name="T2">createJSON</text:span></text:p><text:p text:style-name="P36"><text:span text:style-name="T2">概要 <text:s/></text:span><text:span text:style-name="T2">:</text:span><text:span text:style-name="T10">DB</text:span><text:span text:style-name="T10">からデータを取得して</text:span><text:span text:style-name="T10">JSON</text:span><text:span text:style-name="T10">を作る</text:span></text:p><text:p text:style-name="P37"><text:span text:style-name="T2">引数 <text:s/></text:span><text:span text:style-name="T2">:Map&lt;String, Object&gt; $json:</text:span><text:span text:style-name="T2">カレントの</text:span><text:span text:style-name="T2">JSON</text:span></text:p><text:p text:style-name="P38"><text:span text:style-name="T2">String $key:JSON</text:span><text:span text:style-name="T2">のキー</text:span></text:p><text:p text:style-name="P38"><text:span text:style-name="T2">DBResultTree:$dbrt_parent :DB</text:span><text:span text:style-name="T2">から取得したデータを格納してツリー構造を作るためのクラスのインスタンス</text:span></text:p><text:p text:style-name="P37"><text:span text:style-name="T2">戻り値</text:span><text:span text:style-name="T2">:</text:span><text:span text:style-name="T2">なし</text:span></text:p><text:p><text:span text:style-name="T2"/></text:p><text:p text:style-name="P39"><text:span text:style-name="T2">変数</text:span><text:span text:style-name="T2">:DBResultTree $db_resultTree:DB</text:span><text:span text:style-name="T2">の結果から構築したツリーを構成するクラスのインスタンス</text:span></text:p><text:p text:style-name="P25"><text:span text:style-name="T2">ResultSet $db_resultTree.db-&gt;result:DB</text:span><text:span text:style-name="T2">から取得した結果セットを格納するためのメンバ</text:span></text:p><text:p text:style-name="P25"><text:span text:style-name="T2">DBResultTree $db_resultTree-&gt;parent:</text:span><text:span text:style-name="T2">このメソッド内で生成した</text:span><text:span text:style-name="T2">DBResultTree</text:span><text:span text:style-name="T2">インスタンスの、ツリー構造での親となるインスタンスを格納するメンバ</text:span></text:p><text:p text:style-name="P25"><text:span text:style-name="T2">String $column:</text:span><text:span text:style-name="T2">取得した列</text:span><text:span text:style-name="T2">(</text:span><text:span text:style-name="T2">キー</text:span><text:span text:style-name="T2">)</text:span><text:span text:style-name="T2">の値を格納する変数</text:span></text:p><text:p text:style-name="P25"><text:span text:style-name="T2"/></text:p><text:p text:style-name="P25"><text:span text:style-name="T2"/></text:p></draw:text-box></draw:frame><draw:line draw:style-name="gr8" draw:text-style-name="P31" svg:x1="273.49pt" svg:y1="28.74pt" svg:x2="273.49pt" svg:y2="51.79pt"><text:p/></draw:line><draw:line draw:style-name="gr8" draw:text-style-name="P31" svg:x1="273.26pt" svg:y1="291.4pt" svg:x2="273.26pt" svg:y2="315.69pt"><text:p/></draw:line><draw:line draw:style-name="gr8" draw:text-style-name="P31" svg:x1="273.29pt" svg:y1="216.14pt" svg:x2="273.29pt" svg:y2="244.54pt"><text:p/></draw:line><draw:line draw:style-name="gr8" draw:text-style-name="P31" svg:x1="273.29pt" svg:y1="532.37pt" svg:x2="273.29pt" svg:y2="558.48pt"><text:p/></draw:line><draw:g draw:style-name="gr4"><draw:custom-shape draw:style-name="gr66" draw:text-style-name="P32" svg:width="229.97pt" svg:height="67.78pt" svg:x="156.56pt" svg:y="148.39pt"><text:p text:style-name="P28"><text:span text:style-name="T5">$db_resultTree-&gt;db_result </text:span></text:p><text:p text:style-name="P28"><text:span text:style-name="T5">= $this-&gt;executeQuery</text:span></text:p><text:p text:style-name="P28"><text:span text:style-name="T5">($json, DB_GETQUERY);</text:span></text:p><text:p text:style-name="P28"><text:span text:style-name="T5"/></text:p><text:p text:style-name="P28"><text:span text:style-name="T16">JSON</text:span><text:span text:style-name="T16">に登録されたクエリを</text:span></text:p><text:p text:style-name="P28"><text:span text:style-name="T16">実行し、結果セットを受け取る</text:span></text:p>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</draw:custom-shape><draw:line draw:style-name="gr10" draw:text-style-name="P28" svg:x1="183.63pt" svg:y1="185.53pt" svg:x2="359.46pt" svg:y2="185.53pt"><text:p/></draw:line><draw:frame draw:style-name="gr67" draw:text-style-name="P33" svg:width="36.03pt" svg:height="16.07pt" svg:x="352.26pt" svg:y="220.79pt"><draw:text-box><text:p><text:span text:style-name="T7">Fig1</text:span></text:p></draw:text-box></draw:frame></draw:g><draw:line draw:style-name="gr3" draw:text-style-name="P28" svg:x1="144.71pt" svg:y1="3.6pt" svg:x2="144.71pt" svg:y2="680.2pt"><text:p/></draw:line><draw:g draw:style-name="gr4"><draw:custom-shape draw:style-name="gr68" draw:text-style-name="P45" svg:width="229.97pt" svg:height="69.08pt" svg:x="154.8pt" svg:y="463.29pt"><text:p text:style-name="P28"><text:span text:style-name="T4">$column = $this-&gt;getDBColumn</text:span></text:p><text:p text:style-name="P28"><text:span text:style-name="T4">($key, $db_resultTree);</text:span></text:p><text:p text:style-name="P28"><text:span text:style-name="T4"/></text:p><text:p text:style-name="P28"><text:span text:style-name="T4">取得した結果セットから、</text:span><text:span text:style-name="T4">key</text:span><text:span text:style-name="T4">の文字列</text:span></text:p><text:p text:style-name="P28"><text:span text:style-name="T4">と合致する列の値を取得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10" draw:text-style-name="P28" svg:x1="181.28pt" svg:y1="495.16pt" svg:x2="357.11pt" svg:y2="495.16pt"><text:p/></draw:line><draw:frame draw:style-name="gr69" draw:text-style-name="P33" svg:width="36.03pt" svg:height="16.38pt" svg:x="350.5pt" svg:y="537.11pt"><draw:text-box><text:p><text:span text:style-name="T7">Fig2</text:span></text:p></draw:text-box></draw:frame></draw:g><draw:g draw:style-name="gr4"><draw:custom-shape draw:style-name="gr70" draw:text-style-name="P43" svg:width="204.77pt" svg:height="25.51pt" svg:x="170.7pt" svg:y="240.41pt"><text:p text:style-name="P42"><text:span text:style-name="T13">$db_resultTree-&gt;parent = $dbrt_parent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0" draw:text-style-name="P44" svg:width="204.77pt" svg:height="25.51pt" svg:x="170.7pt" svg:y="265.89pt"><text:p text:style-name="P42"><text:span text:style-name="T14">DB_ResultTree</text:span><text:span text:style-name="T14">の親子関係を構築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71" draw:text-style-name="P43" svg:width="204.77pt" svg:height="36.82pt" svg:x="170.9pt" svg:y="50.09pt"><text:p text:style-name="P42"><text:span text:style-name="T13">$db_resultTree = new DB_ResultTre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2" draw:text-style-name="P44" svg:width="204.77pt" svg:height="36.77pt" svg:x="170.9pt" svg:y="86.91pt"><text:p text:style-name="P42"><text:span text:style-name="T14">DB</text:span><text:span text:style-name="T14">の結果から構築したツリーを構成する</text:span></text:p><text:p text:style-name="P42"><text:span text:style-name="T14">クラスのインスタンスを生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73.29pt" svg:y1="125.35pt" svg:x2="273.29pt" svg:y2="148.39pt"><text:p/></draw:line><draw:circle draw:style-name="gr15" draw:text-style-name="P35" svg:width="28.32pt" svg:height="28.32pt" svg:x="259.34pt" svg:y="0pt"><text:p text:style-name="P28"><text:span text:style-name="T9">S</text:span></text:p></draw:circle><draw:circle draw:style-name="gr15" draw:text-style-name="P35" svg:width="28.32pt" svg:height="28.32pt" svg:x="259.14pt" svg:y="557.15pt"><text:p text:style-name="P28"><text:span text:style-name="T9">1</text:span></text:p></draw:circle><draw:g draw:style-name="gr4"><draw:custom-shape draw:style-name="gr70" draw:text-style-name="P43" svg:width="204.77pt" svg:height="25.51pt" svg:x="170.7pt" svg:y="314.25pt"><text:p text:style-name="P42"><text:span text:style-name="T13">$db_resultTree-&gt;json = $json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0" draw:text-style-name="P44" svg:width="204.77pt" svg:height="25.51pt" svg:x="170.7pt" svg:y="339.76pt"><text:p text:style-name="P42"><text:span text:style-name="T14">カレントの</text:span><text:span text:style-name="T14">JSON</text:span><text:span text:style-name="T14">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73.26pt" svg:y1="365.24pt" svg:x2="273.26pt" svg:y2="389.54pt"><text:p/></draw:line><draw:g draw:style-name="gr4"><draw:custom-shape draw:style-name="gr70" draw:text-style-name="P43" svg:width="204.77pt" svg:height="25.51pt" svg:x="170.7pt" svg:y="390.05pt"><text:p text:style-name="P42"><text:span text:style-name="T13">$db_resultTree-&gt;keyData = $key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70" draw:text-style-name="P44" svg:width="204.77pt" svg:height="25.51pt" svg:x="170.7pt" svg:y="415.56pt"><text:p text:style-name="P42"><text:span text:style-name="T14">カレントのキーを保存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73.26pt" svg:y1="441.04pt" svg:x2="273.26pt" svg:y2="465.34pt"><text:p/></draw:line></draw:g></text:p>
      <text:p text:style-name="P12"/>
      <text:p text:style-name="P13"/>
      <text:p text:style-name="P15"><draw:g text:anchor-type="as-char" draw:z-index="56" draw:style-name="gr64"><draw:frame draw:style-name="gr12" svg:width="17.06pt" svg:height="17.77pt" svg:x="377.09pt" svg:y="51.05pt"><draw:text-box><text:p>N</text:p></draw:text-box></draw:frame><draw:custom-shape draw:style-name="gr73" draw:text-style-name="P34" svg:width="201.69pt" svg:height="75.43pt" svg:x="171.01pt" svg:y="47.11pt"><text:p text:style-name="P28"><text:span text:style-name="T8"/></text:p><text:p text:style-name="P28"><text:span text:style-name="T8">子オブジェクトが</text:span><text:span text:style-name="T8">value</text:span><text:span text:style-name="T8">のキーを持っている</text:span></text:p><text:p text:style-name="P28"><text:span text:style-name="T8">array_key_exists(KEY_VALUE</text:span></text:p><text:p text:style-name="P28"><text:span text:style-name="T8">, $childObject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12" svg:width="17.06pt" svg:height="17.77pt" svg:x="322.41pt" svg:y="117.95pt"><draw:text-box><text:p>Y</text:p></draw:text-box></draw:frame><draw:frame draw:style-name="gr74" draw:text-style-name="P27" svg:width="139.72pt" svg:height="265.01pt" svg:x="0pt" svg:y="3pt"><draw:text-box><text:p><text:span text:style-name="T2">Fig1 </text:span><text:span text:style-name="T2">続き</text:span></text:p><text:p><text:span text:style-name="T2"/></text:p><text:p><text:span text:style-name="T2"/></text:p></draw:text-box></draw:frame><draw:custom-shape draw:style-name="gr75" draw:text-style-name="P30" svg:width="165.57pt" svg:height="22.76pt" svg:x="192.84pt" svg:y="269.15pt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277.03pt" svg:y1="432.74pt" svg:x2="277.03pt" svg:y2="455.98pt"><text:p/></draw:line><draw:g draw:style-name="gr4"><draw:custom-shape draw:style-name="gr76" draw:text-style-name="P43" svg:width="169.43pt" svg:height="26.76pt" svg:x="195.65pt" svg:y="313.09pt"><text:p text:style-name="P42"><text:span text:style-name="T13">$stmt = $this-&gt;dbh-&gt;prepare($query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7" draw:text-style-name="P46" svg:width="169.43pt" svg:height="26.67pt" svg:x="195.65pt" svg:y="339.85pt"><text:p text:style-name="P42"><text:span text:style-name="T15">ステートメントを作成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3" draw:text-style-name="P28" svg:x1="144.71pt" svg:y1="1.96pt" svg:x2="144.71pt" svg:y2="678.56pt"><text:p/></draw:line><draw:line draw:style-name="gr8" draw:text-style-name="P31" svg:x1="274.45pt" svg:y1="504.51pt" svg:x2="274.45pt" svg:y2="531.35pt"><text:p/></draw:line><draw:g draw:style-name="gr4"><draw:custom-shape draw:style-name="gr78" draw:text-style-name="P43" svg:width="169.43pt" svg:height="34.72pt" svg:x="190.2pt" svg:y="527.7pt"><text:p text:style-name="P42"><text:span text:style-name="T13">$retRS = $stmt-&gt;</text:span></text:p><text:p text:style-name="P42"><text:span text:style-name="T13">fetchALL(PDO::FETCH_ASSOC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79" draw:text-style-name="P46" svg:width="169.43pt" svg:height="16.58pt" svg:x="190.2pt" svg:y="562.39pt"><text:p text:style-name="P42"><text:span text:style-name="T15">結果セットを二次元配列で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74.45pt" svg:y1="650.89pt" svg:x2="274.45pt" svg:y2="681.93pt"><text:p/></draw:line><draw:custom-shape draw:style-name="gr52" draw:text-style-name="P41" svg:width="23.39pt" svg:height="23.92pt" svg:x="263pt" svg:y="681.9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41" svg:width="23.39pt" svg:height="23.92pt" svg:x="259.46pt" svg:y="0pt"><text:p text:style-name="P28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41" svg:width="23.39pt" svg:height="23.92pt" svg:x="508.39pt" svg:y="4.79pt"><text:p text:style-name="P28"><text:span text:style-name="T12">3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80" draw:text-style-name="P41" svg:width="23.61pt" svg:height="24.21pt" svg:x="465.96pt" svg:y="4.25pt"><text:p text:style-name="P28"><text:span text:style-name="T12">2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81" draw:text-style-name="P50" svg:width="180.43pt" svg:height="35.32pt" svg:x="178.16pt" svg:y="147.4pt"><text:p text:style-name="P28"><text:span text:style-name="T7">$query = str_replace</text:span></text:p><text:p text:style-name="P28"><text:span text:style-name="T7">("'". $key . "'", "'". </text:span></text:p><text:p text:style-name="P28"><text:span text:style-name="T7">$childObject[KEY_VALUE] . "'", $quer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82" draw:text-style-name="P46" svg:width="180.43pt" svg:height="35.18pt" svg:x="178.16pt" svg:y="182.69pt"><text:p text:style-name="P42"><text:span text:style-name="T15">子オブジェクトの</text:span><text:span text:style-name="T15">key</text:span><text:span text:style-name="T15">文字列と一致</text:span></text:p><text:p text:style-name="P42"><text:span text:style-name="T15">する</text:span><text:span text:style-name="T15">query</text:span><text:span text:style-name="T15">の文字列を置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74.45pt" svg:y1="23.9pt" svg:x2="274.45pt" svg:y2="48.7pt"><text:p/></draw:line><draw:line draw:style-name="gr8" draw:text-style-name="P31" svg:x1="277.09pt" svg:y1="217.84pt" svg:x2="277.09pt" svg:y2="270.06pt"><text:p/></draw:line><draw:polyline draw:style-name="gr14" draw:text-style-name="P28" svg:width="200.38pt" svg:height="223.06pt" svg:x="277.11pt" svg:y="26.76pt" svg:viewBox="0 0 7070 7870" draw:points="7070,0 7070,7870 0,7870"><text:p/></draw:polyline><draw:polyline draw:style-name="gr14" draw:text-style-name="P28" svg:width="246.61pt" svg:height="560.07pt" svg:x="274.45pt" svg:y="26.76pt" svg:viewBox="0 0 8701 19759" draw:points="8701,0 8701,19759 0,19759"><text:p/></draw:polyline><draw:g draw:style-name="gr4"><draw:custom-shape draw:style-name="gr83" draw:text-style-name="P43" svg:width="169.43pt" svg:height="19.53pt" svg:x="195.65pt" svg:y="393.85pt"><text:p text:style-name="P42"><text:span text:style-name="T13">$stmt-&gt;execute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4" draw:text-style-name="P46" svg:width="169.43pt" svg:height="19.42pt" svg:x="195.65pt" svg:y="413.35pt"><text:p text:style-name="P42"><text:span text:style-name="T15">クエリを実行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77.06pt" svg:y1="366.49pt" svg:x2="277.06pt" svg:y2="394.44pt"><text:p/></draw:line><draw:g draw:style-name="gr4"><draw:custom-shape draw:style-name="gr85" draw:text-style-name="P43" svg:width="169.43pt" svg:height="24.83pt" svg:x="195.65pt" svg:y="454.99pt"><text:p text:style-name="P42"><text:span text:style-name="T13">$this-&gt;processedRecords</text:span></text:p><text:p text:style-name="P42"><text:span text:style-name="T13"><text:s/></text:span><text:span text:style-name="T13">= $stmt-&gt;rowCount(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6" draw:text-style-name="P46" svg:width="169.43pt" svg:height="24.72pt" svg:x="195.65pt" svg:y="479.79pt"><text:p text:style-name="P42"><text:span text:style-name="T15">処理を行ったレコード数を</text:span></text:p><text:p text:style-name="P42"><text:span text:style-name="T15">取得してメンバに保存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77.06pt" svg:y1="292.85pt" svg:x2="277.06pt" svg:y2="313.74pt"><text:p/></draw:line><draw:line draw:style-name="gr8" draw:text-style-name="P31" svg:x1="272.44pt" svg:y1="122.51pt" svg:x2="272.44pt" svg:y2="148.9pt"><text:p/></draw:line><draw:polyline draw:style-name="gr87" draw:text-style-name="P28" svg:width="157.52pt" svg:height="150.92pt" svg:x="277.06pt" svg:y="85.29pt" svg:viewBox="0 0 5558 5325" draw:points="3373,0 5558,0 5558,5325 0,5325"><text:p/></draw:polyline><draw:line draw:style-name="gr8" draw:text-style-name="P31" svg:x1="274.45pt" svg:y1="578.95pt" svg:x2="274.45pt" svg:y2="605.79pt"><text:p/></draw:line><draw:g draw:style-name="gr4"><draw:custom-shape draw:style-name="gr88" draw:text-style-name="P43" svg:width="169.43pt" svg:height="24.77pt" svg:x="190.2pt" svg:y="605.45pt"><text:p text:style-name="P42"><text:span text:style-name="T13">return $retRS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86" draw:text-style-name="P46" svg:width="169.43pt" svg:height="24.72pt" svg:x="190.2pt" svg:y="630.2pt"><text:p text:style-name="P42"><text:span text:style-name="T15">結果セット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/draw:g></text:p>
      <text:p text:style-name="P19"><draw:g text:anchor-type="as-char" draw:z-index="57" draw:style-name="gr64"><draw:frame draw:style-name="gr89" draw:text-style-name="P27" svg:width="139.72pt" svg:height="343.28pt" svg:x="0pt" svg:y="5.5pt"><draw:text-box><text:p><text:span text:style-name="T2">Fig2</text:span></text:p><text:p><text:span text:style-name="T2">関数名：</text:span><text:span text:style-name="T2">getDBColumn</text:span></text:p><text:p text:style-name="P36"><text:span text:style-name="T2">概要 <text:s/></text:span><text:span text:style-name="T2">:</text:span><text:span text:style-name="T2">指定した</text:span><text:span text:style-name="T2">key(</text:span><text:span text:style-name="T2">列</text:span><text:span text:style-name="T2">)</text:span><text:span text:style-name="T2">の値を結果セットから取得して返す</text:span><text:span text:style-name="T10">。</text:span></text:p><text:p text:style-name="P37"><text:span text:style-name="T2">引数 <text:s/></text:span><text:span text:style-name="T2">:String $key:JSON</text:span><text:span text:style-name="T2">のオブジェクトのキー</text:span></text:p><text:p text:style-name="P38"><text:span text:style-name="T2">DBResultTree $dbrTree:DB</text:span><text:span text:style-name="T2">から取得した結果をツリー構造にするクラスのインスタンス</text:span></text:p><text:p text:style-name="P37"><text:span text:style-name="T2">戻り値</text:span><text:span text:style-name="T2">:String:</text:span><text:span text:style-name="T2">取得した列の値を返す</text:span></text:p><text:p><text:span text:style-name="T2"/></text:p><text:p text:style-name="P39"><text:span text:style-name="T2">変数　</text:span><text:span text:style-name="T2">:String $column:</text:span><text:span text:style-name="T2">取得した列の値を格納して返すための変数</text:span></text:p><text:p text:style-name="P38"><text:span text:style-name="T2">int $columnNumber :</text:span><text:span text:style-name="T2">値を取得する結果セットの行数</text:span></text:p><text:p text:style-name="P38"><text:span text:style-name="T2">String $keyString:json</text:span><text:span text:style-name="T2">の行のキー</text:span></text:p></draw:text-box></draw:frame><draw:frame draw:style-name="gr12" svg:width="17.06pt" svg:height="17.77pt" svg:x="374.71pt" svg:y="286.75pt"><draw:text-box><text:p>Y</text:p></draw:text-box></draw:frame><draw:frame draw:style-name="gr12" svg:width="17.06pt" svg:height="17.77pt" svg:x="456.46pt" svg:y="216.79pt"><draw:text-box><text:p>N</text:p></draw:text-box></draw:frame><draw:custom-shape draw:style-name="gr90" draw:text-style-name="P34" svg:width="240.58pt" svg:height="100.23pt" svg:x="207.69pt" svg:y="193.44pt"><text:p text:style-name="P28"><text:span text:style-name="T8">dbrTree</text:span><text:span text:style-name="T8">の親のキーが、これが配列の</text:span></text:p><text:p text:style-name="P28"><text:span text:style-name="T8">要素であるということを示す</text:span><text:span text:style-name="T8">~</text:span><text:span text:style-name="T8">の文字を含んでいれば</text:span></text:p><text:p text:style-name="P28"><text:span text:style-name="T8">$dbrTree-&gt;parent != null &amp;&amp; strpos</text:span></text:p><text:p text:style-name="P28"><text:span text:style-name="T8">($dbrTree-&gt;parent-&gt;keyData, </text:span></text:p><text:p text:style-name="P28"><text:span text:style-name="T8">STR_TWO_UNDERBAR) != fals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328.25pt" svg:y1="25.14pt" svg:x2="328.25pt" svg:y2="55.59pt"><text:p/></draw:line><draw:custom-shape draw:style-name="gr52" draw:text-style-name="P41" svg:width="23.39pt" svg:height="23.92pt" svg:x="316.01pt" svg:y="0pt"><text:p text:style-name="P28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146.15pt" svg:y1="6.09pt" svg:x2="146.15pt" svg:y2="682.7pt"><text:p/></draw:line><draw:custom-shape draw:style-name="gr52" draw:text-style-name="P41" svg:width="23.39pt" svg:height="23.92pt" svg:x="314.11pt" svg:y="554pt"><text:p text:style-name="P28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91" svg:width="167.53pt" svg:height="40.88pt" svg:x="243.21pt" svg:y="482.49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92" draw:text-style-name="P29" svg:width="131.22pt" svg:height="31.41pt" svg:x="265.8pt" svg:y="486.4pt"><draw:text-box><text:p text:style-name="P28"><text:span text:style-name="T4">$dbrTree != null</text:span></text:p><text:p text:style-name="P28"><text:span text:style-name="T4">dbrtree</text:span><text:span text:style-name="T4">に親がある限り</text:span></text:p><text:p text:style-name="P28"><text:span text:style-name="T4">続ける</text:span></text:p></draw:text-box></draw:frame></draw:g><draw:line draw:style-name="gr8" draw:text-style-name="P31" svg:x1="327.83pt" svg:y1="293.64pt" svg:x2="327.83pt" svg:y2="320.74pt"><text:p/></draw:line><draw:g draw:style-name="gr4"><draw:custom-shape draw:style-name="gr28" draw:text-style-name="P43" svg:width="169.43pt" svg:height="20.61pt" svg:x="247.04pt" svg:y="55.59pt"><text:p text:style-name="P42"><text:span text:style-name="T13">$column = nu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29" draw:text-style-name="P46" svg:width="169.43pt" svg:height="20.58pt" svg:x="247.04pt" svg:y="76.2pt"><text:p text:style-name="P42"><text:span text:style-name="T15">戻り値を格納する変数を初期化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8.59pt" svg:y1="167.24pt" svg:x2="329.24pt" svg:y2="196.19pt"><text:p/></draw:line><draw:line draw:style-name="gr8" draw:text-style-name="P31" svg:x1="327.8pt" svg:y1="439.51pt" svg:x2="327.8pt" svg:y2="483.17pt"><text:p/></draw:line><draw:g draw:style-name="gr4"><draw:custom-shape draw:style-name="gr28" draw:text-style-name="P43" svg:width="169.43pt" svg:height="20.61pt" svg:x="247.04pt" svg:y="116.45pt"><text:p text:style-name="P42"><text:span text:style-name="T13">$columnNumber = 0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3" draw:text-style-name="P46" svg:width="169.43pt" svg:height="30.22pt" svg:x="247.04pt" svg:y="137.06pt"><text:p text:style-name="P42"><text:span text:style-name="T15">取得対象が何行目のものかを示す</text:span></text:p><text:p text:style-name="P42"><text:span text:style-name="T15">値を格納する変数を用意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9.41pt" svg:y1="96.75pt" svg:x2="329.27pt" svg:y2="116.96pt"><text:p/></draw:line><draw:g draw:style-name="gr4"><draw:custom-shape draw:style-name="gr94" draw:text-style-name="P43" svg:width="194.06pt" svg:height="26.67pt" svg:x="233.29pt" svg:y="318.56pt"><text:p text:style-name="P42"><text:span text:style-name="T13">$keyString = explode(STR_TWO_UNDERBAR,</text:span></text:p><text:p text:style-name="P42"><text:span text:style-name="T13"><text:s/></text:span><text:span text:style-name="T13">$dbrTree-&gt;parent-&gt;keyData)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5" draw:text-style-name="P44" svg:width="194.06pt" svg:height="26.56pt" svg:x="233.29pt" svg:y="345.2pt"><text:p text:style-name="P42"><text:span text:style-name="T14">key</text:span><text:span text:style-name="T14">を</text:span><text:span text:style-name="T14">~</text:span><text:span text:style-name="T14">を境に分離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3pt" svg:y1="371.76pt" svg:x2="327.83pt" svg:y2="398.86pt"><text:p/></draw:line><draw:g draw:style-name="gr4"><draw:custom-shape draw:style-name="gr96" draw:text-style-name="P43" svg:width="194.06pt" svg:height="21.51pt" svg:x="233.29pt" svg:y="396.6pt"><text:p text:style-name="P42"><text:span text:style-name="T13">$columnNumber = $keyString[1]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97" draw:text-style-name="P44" svg:width="194.06pt" svg:height="21.43pt" svg:x="233.29pt" svg:y="418.11pt"><text:p text:style-name="P42"><text:span text:style-name="T14">行数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7" draw:text-style-name="P28" svg:width="164.98pt" svg:height="214.67pt" svg:x="327.8pt" svg:y="243.16pt" svg:viewBox="0 0 5821 7574" draw:points="4249,0 5821,0 5821,7574 0,7574"><text:p/></draw:polyline><draw:line draw:style-name="gr8" draw:text-style-name="P31" svg:x1="327.8pt" svg:y1="523.36pt" svg:x2="327.8pt" svg:y2="555.96pt"><text:p/></draw:line></draw:g></text:p>
      <text:p text:style-name="P19"><draw:g text:anchor-type="as-char" draw:z-index="58" draw:style-name="gr64"><draw:custom-shape draw:style-name="gr98" draw:text-style-name="P34" svg:width="211.63pt" svg:height="75.23pt" svg:x="154.26pt" svg:y="55.56pt"><text:p text:style-name="P28"><text:span text:style-name="T8">dbrTree</text:span><text:span text:style-name="T8">に結果セットが</text:span></text:p><text:p text:style-name="P28"><text:span text:style-name="T8">登録されていれば</text:span></text:p><text:p text:style-name="P28"><text:span text:style-name="T8">$this-&gt;checkColumn</text:span></text:p><text:p text:style-name="P28"><text:span text:style-name="T8">($dbrTree-&gt;db_result, $key)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frame draw:style-name="gr89" draw:text-style-name="P27" svg:width="139.72pt" svg:height="343.28pt" svg:x="0pt" svg:y="5.5pt"><draw:text-box><text:p><text:span text:style-name="T2">Fig2 </text:span><text:span text:style-name="T2">続き</text:span></text:p><text:p><text:span text:style-name="T2"/></text:p></draw:text-box></draw:frame><draw:line draw:style-name="gr3" draw:text-style-name="P28" svg:x1="146.15pt" svg:y1="6.09pt" svg:x2="146.15pt" svg:y2="682.7pt"><text:p/></draw:line><draw:custom-shape draw:style-name="gr52" draw:text-style-name="P41" svg:width="23.39pt" svg:height="23.92pt" svg:x="248.6pt" svg:y="0pt"><text:p text:style-name="P28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260.84pt" svg:y1="25.14pt" svg:x2="260.84pt" svg:y2="55.59pt"><text:p/></draw:line><draw:g draw:style-name="gr4"><draw:custom-shape draw:style-name="gr99" draw:text-style-name="P43" svg:width="142.19pt" svg:height="19.16pt" svg:x="181.59pt" svg:y="154.54pt"><text:p text:style-name="P42"><text:span text:style-name="T13">$dbrTree = $dbrTree-&gt;parent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0" draw:text-style-name="P44" svg:width="142.19pt" svg:height="19.08pt" svg:x="181.59pt" svg:y="173.71pt"><text:p text:style-name="P42"><text:span text:style-name="T14">親をセット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60.84pt" svg:y1="130.79pt" svg:x2="260.84pt" svg:y2="156.7pt"><text:p/></draw:line><draw:line draw:style-name="gr8" draw:text-style-name="P31" svg:x1="260.87pt" svg:y1="271.05pt" svg:x2="260.56pt" svg:y2="326.61pt"><text:p/></draw:line><draw:frame draw:style-name="gr12" svg:width="17.06pt" svg:height="17.77pt" svg:x="378.91pt" svg:y="59.41pt"><draw:text-box><text:p>Y</text:p></draw:text-box></draw:frame><draw:frame draw:style-name="gr12" svg:width="17.06pt" svg:height="17.77pt" svg:x="303.79pt" svg:y="122.34pt"><draw:text-box><text:p>N</text:p></draw:text-box></draw:frame><draw:g draw:style-name="gr4"><draw:custom-shape draw:style-name="gr101" draw:text-style-name="P43" svg:width="144.57pt" svg:height="25.03pt" svg:x="352.86pt" svg:y="154.54pt"><text:p text:style-name="P42"><text:span text:style-name="T13">$column = $dbrTree-&gt;</text:span></text:p><text:p text:style-name="P42"><text:span text:style-name="T13">db_result[$columnNumber][$key]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2" draw:text-style-name="P44" svg:width="144.57pt" svg:height="24.86pt" svg:x="352.86pt" svg:y="179.55pt"><text:p text:style-name="P42"><text:span text:style-name="T14">カラムの値を取得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polyline draw:style-name="gr87" draw:text-style-name="P28" svg:width="59.92pt" svg:height="61.68pt" svg:x="365.84pt" svg:y="92.86pt" svg:viewBox="0 0 2115 2177" draw:points="0,0 2115,0 2115,2177 2078,2177"><text:p/></draw:polyline><draw:custom-shape draw:style-name="gr75" draw:text-style-name="P30" svg:width="165.57pt" svg:height="22.76pt" svg:x="177.56pt" svg:y="248.29pt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260.87pt" svg:y1="271.05pt" svg:x2="260.56pt" svg:y2="326.61pt"><text:p/></draw:line><draw:polyline draw:style-name="gr87" draw:text-style-name="P28" svg:width="92.52pt" svg:height="166.28pt" draw:transform="rotate (-1.5707963267949) translate (426.85pt 204.398031496063pt)" svg:viewBox="0 0 3265 5867" draw:points="0,0 3265,0 3265,5867"><text:p/></draw:polyline><draw:line draw:style-name="gr8" draw:text-style-name="P31" svg:x1="260.84pt" svg:y1="192.76pt" svg:x2="260.84pt" svg:y2="248.31pt"><text:p/></draw:line><draw:g draw:style-name="gr4"><draw:custom-shape draw:style-name="gr99" draw:text-style-name="P43" svg:width="142.19pt" svg:height="19.16pt" svg:x="189.01pt" svg:y="327.2pt"><text:p text:style-name="P42"><text:span text:style-name="T13">return $column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0" draw:text-style-name="P44" svg:width="142.19pt" svg:height="19.08pt" svg:x="189.01pt" svg:y="346.34pt"><text:p text:style-name="P42"><text:span text:style-name="T14">column</text:span><text:span text:style-name="T14">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260.87pt" svg:y1="365.41pt" svg:x2="260.56pt" svg:y2="420.97pt"><text:p/></draw:line><draw:custom-shape draw:style-name="gr52" draw:text-style-name="P41" svg:width="23.39pt" svg:height="23.92pt" svg:x="247.1pt" svg:y="420.21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3"/>
      <text:p text:style-name="P14"><draw:g text:anchor-type="as-char" draw:z-index="61" draw:style-name="gr64"><draw:frame draw:style-name="gr89" draw:text-style-name="P27" svg:width="139.72pt" svg:height="343.28pt" svg:x="0pt" svg:y="2.35pt"><draw:text-box><text:p><text:span text:style-name="T2">Fig3 </text:span><text:span text:style-name="T2">続き</text:span></text:p><text:p><text:span text:style-name="T2"/></text:p></draw:text-box></draw:frame><draw:frame draw:style-name="gr12" svg:width="17.06pt" svg:height="17.77pt" svg:x="426.61pt" svg:y="27.44pt"><draw:text-box><text:p>N</text:p></draw:text-box></draw:frame><draw:custom-shape draw:style-name="gr52" draw:text-style-name="P41" svg:width="23.39pt" svg:height="23.92pt" svg:x="316.01pt" svg:y="0pt"><text:p text:style-name="P28"><text:span text:style-name="T12">1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146.15pt" svg:y1="2.92pt" svg:x2="146.15pt" svg:y2="679.52pt"><text:p/></draw:line><draw:custom-shape draw:style-name="gr75" draw:text-style-name="P30" svg:width="165.57pt" svg:height="22.76pt" svg:x="249.39pt" svg:y="451.05pt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327.8pt" svg:y1="163.59pt" svg:x2="327.8pt" svg:y2="192.08pt"><text:p/></draw:line><draw:g draw:style-name="gr4"><draw:custom-shape draw:style-name="gr105" draw:text-style-name="P43" svg:width="137.96pt" svg:height="26.36pt" svg:x="257.44pt" svg:y="494.19pt"><text:p text:style-name="P42"><text:span text:style-name="T21">$strAll = </text:span></text:p><text:p text:style-name="P42"><text:span text:style-name="T21">"[" . $strBlock . "]"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06" draw:text-style-name="P44" svg:width="137.96pt" svg:height="26.22pt" svg:x="257.44pt" svg:y="520.55pt"><text:p text:style-name="P42"><text:span text:style-name="T14">作成した全ブロックを</text:span></text:p><text:p text:style-name="P42"><text:span text:style-name="T14">配列の括弧で囲む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07" draw:text-style-name="P34" svg:width="173.48pt" svg:height="50.88pt" svg:x="242.31pt" svg:y="45.81pt"><text:p text:style-name="P28"><text:span text:style-name="T8">文字列の行単位の</text:span></text:p><text:p text:style-name="P28"><text:span text:style-name="T8">変数が空でなければ</text:span></text:p><text:p text:style-name="P28"><text:span text:style-name="T8">$strLine != ""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328.25pt" svg:y1="23.7pt" svg:x2="328.25pt" svg:y2="45.81pt"><text:p/></draw:line><draw:frame draw:style-name="gr12" svg:width="17.06pt" svg:height="17.77pt" svg:x="384.49pt" svg:y="90.34pt"><draw:text-box><text:p>Y</text:p></draw:text-box></draw:frame><draw:g draw:style-name="gr4"><draw:custom-shape draw:style-name="gr108" draw:text-style-name="P43" svg:width="169.43pt" svg:height="22.54pt" svg:x="245.85pt" svg:y="118.69pt"><text:p text:style-name="P42"><text:span text:style-name="T13">$strLine .= ",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09" draw:text-style-name="P44" svg:width="169.43pt" svg:height="22.42pt" svg:x="245.85pt" svg:y="141.19pt"><text:p text:style-name="P42"><text:span text:style-name="T14">行の文字列を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pt" svg:y1="96.35pt" svg:x2="328.25pt" svg:y2="120.81pt"><text:p/></draw:line><draw:polyline draw:style-name="gr87" draw:text-style-name="P28" svg:width="136.91pt" svg:height="104.51pt" svg:x="327.8pt" svg:y="71.04pt" svg:viewBox="0 0 4831 3688" draw:points="3103,0 4831,0 4831,3688 0,3688"><text:p/></draw:polyline><draw:g draw:style-name="gr4"><draw:custom-shape draw:style-name="gr110" draw:text-style-name="P43" svg:width="169.43pt" svg:height="26.02pt" svg:x="245.85pt" svg:y="188.96pt"><text:p text:style-name="P42"><text:span text:style-name="T13">$strLine .= '"' . $sColName</text:span></text:p><text:p text:style-name="P42"><text:span text:style-name="T13"><text:s text:c="2"/></text:span><text:span text:style-name="T13">. '":"' . $value . '"' 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1" draw:text-style-name="P44" svg:width="169.43pt" svg:height="25.88pt" svg:x="245.85pt" svg:y="214.95pt"><text:p text:style-name="P42"><text:span text:style-name="T14">1</text:span><text:span text:style-name="T14">列分のデータを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pt" svg:y1="240.83pt" svg:x2="327.8pt" svg:y2="263.14pt"><text:p/></draw:line><draw:custom-shape draw:style-name="gr75" draw:text-style-name="P30" svg:width="165.57pt" svg:height="22.76pt" svg:x="247.04pt" svg:y="261.5pt"><text:p/><draw:enhanced-geometry svg:viewBox="0 0 21600 21600" draw:mirror-vertical="fals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327.8pt" svg:y1="284.26pt" svg:x2="327.8pt" svg:y2="305.74pt"><text:p/></draw:line><draw:g draw:style-name="gr4"><draw:custom-shape draw:style-name="gr110" draw:text-style-name="P43" svg:width="169.43pt" svg:height="26.02pt" svg:x="245.85pt" svg:y="303.51pt"><text:p text:style-name="P42"><text:span text:style-name="T13">$strBlock .= </text:span></text:p><text:p text:style-name="P42"><text:span text:style-name="T13">$strBlock != "" ? "," : "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1" draw:text-style-name="P44" svg:width="169.43pt" svg:height="25.88pt" svg:x="245.85pt" svg:y="329.5pt"><text:p text:style-name="P42"><text:span text:style-name="T14">行に文字列が入っていたら、</text:span></text:p><text:p text:style-name="P42"><text:span text:style-name="T14">カンマで区切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pt" svg:y1="355.35pt" svg:x2="327.8pt" svg:y2="385.8pt"><text:p/></draw:line><draw:g draw:style-name="gr4"><draw:custom-shape draw:style-name="gr112" draw:text-style-name="P43" svg:width="169.43pt" svg:height="20.01pt" svg:x="245.85pt" svg:y="384.69pt"><text:p text:style-name="P42"><text:span text:style-name="T13">$strBlock .= "{" . $strLine . "}"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1" draw:text-style-name="P44" svg:width="169.43pt" svg:height="25.88pt" svg:x="245.85pt" svg:y="404.7pt"><text:p text:style-name="P42"><text:span text:style-name="T14">作成した行の文字列をブ</text:span></text:p><text:p text:style-name="P42"><text:span text:style-name="T14">ロックの文字列に追加する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pt" svg:y1="430.55pt" svg:x2="327.8pt" svg:y2="453.15pt"><text:p/></draw:line><draw:line draw:style-name="gr8" draw:text-style-name="P31" svg:x1="327.8pt" svg:y1="473.81pt" svg:x2="327.8pt" svg:y2="496.4pt"><text:p/></draw:line><draw:line draw:style-name="gr8" draw:text-style-name="P31" svg:x1="327.8pt" svg:y1="546.75pt" svg:x2="327.8pt" svg:y2="569.34pt"><text:p/></draw:line><draw:g draw:style-name="gr4"><draw:custom-shape draw:style-name="gr79" draw:text-style-name="P43" svg:width="169.43pt" svg:height="16.58pt" svg:x="245.85pt" svg:y="569.31pt"><text:p text:style-name="P42"><text:span text:style-name="T13">return $strAll;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draw:style-name="gr113" draw:text-style-name="P44" svg:width="169.43pt" svg:height="21.43pt" svg:x="245.85pt" svg:y="585.84pt"><text:p text:style-name="P42"><text:span text:style-name="T14">作成した文字列を返す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/draw:g><draw:line draw:style-name="gr8" draw:text-style-name="P31" svg:x1="327.8pt" svg:y1="607.24pt" svg:x2="328.25pt" svg:y2="631.7pt"><text:p/></draw:line><draw:custom-shape draw:style-name="gr52" draw:text-style-name="P41" svg:width="23.39pt" svg:height="23.92pt" svg:x="316.01pt" svg:y="630.45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/text:p>
      <text:p text:style-name="P13"><draw:g text:anchor-type="as-char" svg:y="-341.21pt" draw:z-index="42" draw:style-name="gr50"><draw:frame draw:style-name="gr51" draw:text-style-name="P27" svg:width="139.72pt" svg:height="436.88pt" svg:x="0pt" svg:y="6.75pt"><draw:text-box><text:p><text:span text:style-name="T2">Fig4</text:span></text:p><text:p><text:span text:style-name="T2">関数名：</text:span><text:span text:style-name="T2">outputJSON</text:span></text:p><text:p text:style-name="P36"><text:span text:style-name="T2">概要 <text:s/></text:span><text:span text:style-name="T2">:DB</text:span><text:span text:style-name="T2">から取得したレコードで</text:span><text:span text:style-name="T2">JSON</text:span><text:span text:style-name="T2">を作る</text:span><text:span text:style-name="T10">。</text:span></text:p><text:p text:style-name="P37"><text:span text:style-name="T2">引数 <text:s/></text:span><text:span text:style-name="T2">:String $jsonString:</text:span><text:span text:style-name="T2">クライアントから受け取った</text:span><text:span text:style-name="T2">JSON</text:span><text:span text:style-name="T2">文字列</text:span></text:p><text:p text:style-name="P38"><text:span text:style-name="T2">String $key:JSON</text:span><text:span text:style-name="T2">のトップのノードのキー</text:span></text:p><text:p text:style-name="P37"><text:span text:style-name="T2">戻り値</text:span><text:span text:style-name="T2">:</text:span><text:span text:style-name="T2">なし</text:span></text:p><text:p text:style-name="P36"><text:span text:style-name="T2">変数　</text:span><text:span text:style-name="T2">:Object $this:</text:span><text:span text:style-name="T2">クラスインスタンス自身</text:span></text:p><text:p text:style-name="P47"><text:span text:style-name="T2">PDO $this-&gt;dbh:DB</text:span><text:span text:style-name="T2">との接続のインスタンス</text:span></text:p><text:p text:style-name="P36"><text:span text:style-name="T2"/></text:p><text:p text:style-name="P36"><text:span text:style-name="T2"/></text:p></draw:text-box></draw:frame><draw:line draw:style-name="gr8" draw:text-style-name="P31" svg:x1="278.25pt" svg:y1="110.55pt" svg:x2="278.25pt" svg:y2="133.99pt"><text:p/></draw:line><draw:custom-shape draw:style-name="gr52" draw:text-style-name="P41" svg:width="23.39pt" svg:height="23.92pt" svg:x="266pt" svg:y="0pt"><text:p text:style-name="P28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3" draw:text-style-name="P28" svg:x1="144.71pt" svg:y1="5.81pt" svg:x2="144.71pt" svg:y2="682.41pt"><text:p/></draw:line><draw:line draw:style-name="gr8" draw:text-style-name="P31" svg:x1="278.25pt" svg:y1="273.46pt" svg:x2="278.7pt" svg:y2="300.61pt"><text:p/></draw:line><draw:frame draw:style-name="gr53" draw:text-style-name="P49" svg:width="33.08pt" svg:height="11.76pt" svg:x="359.8pt" svg:y="280.35pt"><draw:text-box><text:p><text:span text:style-name="T20">Fig0</text:span></text:p></draw:text-box></draw:frame><draw:line draw:style-name="gr8" draw:text-style-name="P31" svg:x1="278.25pt" svg:y1="23.9pt" svg:x2="278.25pt" svg:y2="41.64pt"><text:p/></draw:line><draw:g draw:style-name="gr4"><draw:custom-shape draw:style-name="gr54" draw:text-style-name="P45" svg:width="229.97pt" svg:height="60.32pt" svg:x="161.29pt" svg:y="213.14pt"><text:p text:style-name="P28"><text:span text:style-name="T4">$this-&gt;createJSON</text:span></text:p><text:p text:style-name="P28"><text:span text:style-name="T4">($this-&gt;json, $key, null);</text:span></text:p><text:p text:style-name="P28"><text:span text:style-name="T4"/></text:p><text:p text:style-name="P28"><text:span text:style-name="T4">JSON</text:span><text:span text:style-name="T4">文字列の作成を行う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7" draw:text-style-name="P28" svg:x1="187.34pt" svg:y1="243.61pt" svg:x2="364.2pt" svg:y2="243.61pt"><text:p/></draw:line></draw:g><draw:g draw:style-name="gr4"><draw:custom-shape draw:style-name="gr55" draw:text-style-name="P45" svg:width="229.97pt" svg:height="69.87pt" svg:x="161.29pt" svg:y="42.69pt"><text:p text:style-name="P28"><text:span text:style-name="T4">$this-&gt;getJSONMap($jsonString);</text:span></text:p><text:p text:style-name="P28"><text:span text:style-name="T4"/></text:p><text:p text:style-name="P28"><text:span text:style-name="T4">引数の</text:span><text:span text:style-name="T4">JSON</text:span><text:span text:style-name="T4">文字列を変換して、</text:span></text:p><text:p text:style-name="P28"><text:span text:style-name="T4">JSON</text:span><text:span text:style-name="T4">の連想配列を取得し</text:span></text:p><text:p text:style-name="P28"><text:span text:style-name="T4">てクラスのオブジェクトのメ</text:span></text:p><text:p text:style-name="P28"><text:span text:style-name="T4">ンバに格納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7" draw:text-style-name="P28" svg:x1="187.34pt" svg:y1="67.12pt" svg:x2="364.2pt" svg:y2="67.12pt"><text:p/></draw:line><draw:frame draw:style-name="gr56" draw:text-style-name="P49" svg:width="33.08pt" svg:height="13.63pt" svg:x="367.26pt" svg:y="118.2pt"><draw:text-box><text:p><text:span text:style-name="T20">Fig5</text:span></text:p></draw:text-box></draw:frame></draw:g><draw:g draw:style-name="gr4"><draw:custom-shape draw:style-name="gr57" draw:text-style-name="P43" svg:width="229.97pt" svg:height="30.16pt" svg:x="161.69pt" svg:y="131.81pt"><text:p text:style-name="P42"><text:span text:style-name="T13">$this-&gt;dbh = </text:span></text:p><text:p text:style-name="P42"><text:span text:style-name="T13">new PDO(DSN, DB_USER, DB_PASSWORD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8" draw:text-style-name="P44" svg:width="229.97pt" svg:height="30.02pt" svg:x="161.69pt" svg:y="161.94pt"><text:p text:style-name="P42"><text:span text:style-name="T14">データベースに接続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78.25pt" svg:y1="191.93pt" svg:x2="278.25pt" svg:y2="215.38pt"><text:p/></draw:line><draw:custom-shape draw:style-name="gr52" draw:text-style-name="P41" svg:width="23.39pt" svg:height="23.92pt" svg:x="267.85pt" svg:y="400.34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4"><draw:custom-shape draw:style-name="gr57" draw:text-style-name="P43" svg:width="229.97pt" svg:height="30.16pt" svg:x="161.69pt" svg:y="300.44pt"><text:p text:style-name="P42"><text:span text:style-name="T13">$this-&gt;dbh = null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8" draw:text-style-name="P44" svg:width="229.97pt" svg:height="30.02pt" svg:x="161.69pt" svg:y="330.6pt"><text:p text:style-name="P42"><text:span text:style-name="T14">最後に必ず</text:span><text:span text:style-name="T14">DB</text:span><text:span text:style-name="T14">との接続を切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78.25pt" svg:y1="358.36pt" svg:x2="278.25pt" svg:y2="403.06pt"><text:p/></draw:line></draw:g></text:p>
      <text:p text:style-name="P15"/>
      <text:p text:style-name="P21"><draw:g text:anchor-type="as-char" draw:z-index="62" draw:style-name="gr64"><draw:custom-shape draw:style-name="gr114" draw:text-style-name="P30" svg:width="201.69pt" svg:height="35.43pt" svg:x="181.16pt" svg:y="407.71pt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287.29pt" svg:y1="443.11pt" svg:x2="287.29pt" svg:y2="482.31pt"><text:p/></draw:line><draw:line draw:style-name="gr3" draw:text-style-name="P28" svg:x1="144.71pt" svg:y1="0pt" svg:x2="144.71pt" svg:y2="676.6pt"><text:p/></draw:line><draw:line draw:style-name="gr8" draw:text-style-name="P31" svg:x1="283.75pt" svg:y1="375.85pt" svg:x2="283.75pt" svg:y2="407.65pt"><text:p/></draw:line><draw:g draw:style-name="gr4"><draw:line draw:style-name="gr8" draw:text-style-name="P31" svg:x1="281.99pt" svg:y1="262.29pt" svg:x2="281.99pt" svg:y2="286.72pt"><text:p/></draw:line><draw:g draw:style-name="gr4"><draw:custom-shape draw:style-name="gr115" svg:width="197.26pt" svg:height="44.48pt" svg:x="184.71pt" svg:y="217.67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16" draw:text-style-name="P52" svg:width="154.46pt" svg:height="50.17pt" svg:x="211.35pt" svg:y="223pt"><draw:text-box><text:list text:style-name=""><text:list-item><text:p text:style-name="P28"><text:span text:style-name="T22">結果セットの列を</text:span></text:p></text:list-item><text:list-item><text:p text:style-name="P28"><text:span text:style-name="T22">走査する</text:span></text:p></text:list-item></text:list><text:p text:style-name="P51"><text:span text:style-name="T23">$rs[0] as $key =&gt; $valu</text:span></text:p></draw:text-box></draw:frame></draw:g></draw:g><draw:line draw:style-name="gr8" draw:text-style-name="P31" svg:x1="287.29pt" svg:y1="536.37pt" svg:x2="287.29pt" svg:y2="560.61pt"><text:p/></draw:line><draw:frame draw:style-name="gr117" draw:text-style-name="P27" svg:width="139.72pt" svg:height="624.08pt" svg:x="0pt" svg:y="6.8pt"><draw:text-box><text:p><text:span text:style-name="T2">Fig6</text:span></text:p><text:p><text:span text:style-name="T2">関数名：</text:span><text:span text:style-name="T2">checkColumn</text:span></text:p><text:p text:style-name="P36"><text:span text:style-name="T2">概要 <text:s/></text:span><text:span text:style-name="T2">:</text:span><text:span text:style-name="T2">結果セットに指定した列名を持つ列があるかをチェックする</text:span></text:p><text:p text:style-name="P37"><text:span text:style-name="T2">引数 <text:s/></text:span><text:span text:style-name="T2">:Array $rs:</text:span><text:span text:style-name="T2">指定した列があるかをチェックする対象の結果セット</text:span></text:p><text:p text:style-name="P38"><text:span text:style-name="T2">String $columnName:</text:span><text:span text:style-name="T2">チェック対象の列名</text:span></text:p><text:p text:style-name="P37"><text:span text:style-name="T2">戻り値</text:span><text:span text:style-name="T2">:boolean:</text:span><text:span text:style-name="T2">列の存在を判定して返す</text:span></text:p><text:p text:style-name="P36"><text:span text:style-name="T2">変数 　</text:span><text:span text:style-name="T2">:Boolean $retBoo:</text:span><text:span text:style-name="T2">返却する真理値を格納する変数</text:span></text:p><text:p text:style-name="P47"><text:span text:style-name="T2"/></text:p><text:p text:style-name="P47"><text:span text:style-name="T2"/></text:p></draw:text-box></draw:frame><draw:custom-shape draw:style-name="gr52" draw:text-style-name="P41" svg:width="23.39pt" svg:height="23.92pt" svg:x="266pt" svg:y="0.06pt"><text:p text:style-name="P28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41" svg:width="23.39pt" svg:height="23.92pt" svg:x="273.15pt" svg:y="560.75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278.25pt" svg:y1="23.9pt" svg:x2="278.25pt" svg:y2="45.1pt"><text:p/></draw:line><draw:line draw:style-name="gr8" draw:text-style-name="P31" svg:x1="280.2pt" svg:y1="109.84pt" svg:x2="280.2pt" svg:y2="134.08pt"><text:p/></draw:line><draw:g draw:style-name="gr4"><draw:custom-shape draw:style-name="gr118" draw:text-style-name="P43" svg:width="205.82pt" svg:height="27.27pt" svg:x="181.16pt" svg:y="481.61pt"><text:p text:style-name="P42"><text:span text:style-name="T13">return $retBoo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19" draw:text-style-name="P48" svg:width="205.82pt" svg:height="27.13pt" svg:x="181.16pt" svg:y="508.85pt"><text:p text:style-name="P42"><text:span text:style-name="T17">判定を返す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20" draw:text-style-name="P43" svg:width="205.82pt" svg:height="32.06pt" svg:x="177.59pt" svg:y="45.84pt"><text:p text:style-name="P42"><text:span text:style-name="T13">$retBoo =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1" draw:text-style-name="P48" svg:width="205.82pt" svg:height="31.97pt" svg:x="177.59pt" svg:y="77.9pt"><text:p text:style-name="P42"><text:span text:style-name="T17">返却用の真理値の変数を宣言、</text:span></text:p><text:p text:style-name="P42"><text:span text:style-name="T17">false</text:span><text:span text:style-name="T17">で初期化する</text:span></text:p><draw:enhanced-geometry svg:viewBox="0 0 21600 21600" draw:glue-points="10800 0 0 10800 10800 21600 21600 10800" draw:type="flowchart-process" draw:enhanced-path="M 0 0 L 21600 0 21600 21600 0 21600 0 0 Z N"/></draw:custom-shape></draw:g><draw:custom-shape draw:style-name="gr122" draw:text-style-name="P34" svg:width="226.43pt" svg:height="92.01pt" svg:x="171.04pt" svg:y="282.95pt"><text:p text:style-name="P28"><text:span text:style-name="T8">結果セットの列に指定した列名の列が存在する</text:span></text:p><text:p text:style-name="P28"><text:span text:style-name="T8">$key == $columnName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23" draw:text-style-name="P43" svg:width="145.08pt" svg:height="27.27pt" svg:x="393.39pt" svg:y="369.5pt"><text:p text:style-name="P42"><text:span text:style-name="T13">$retBoo =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24" draw:text-style-name="P48" svg:width="145.08pt" svg:height="27.13pt" svg:x="393.39pt" svg:y="396.74pt"><text:p text:style-name="P42"><text:span text:style-name="T17">返す変数に</text:span><text:span text:style-name="T17">true</text:span><text:span text:style-name="T17">を格納する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8" svg:width="71.12pt" svg:height="42.18pt" svg:x="397.45pt" svg:y="327.26pt" svg:viewBox="0 0 2510 1489" draw:points="0,0 2510,0 2510,1489"><text:p/></draw:polyline><draw:polyline draw:style-name="gr14" draw:text-style-name="P28" svg:width="183.91pt" svg:height="32.06pt" svg:x="287.32pt" svg:y="423.86pt" svg:viewBox="0 0 6489 1132" draw:points="6489,0 6489,1132 0,1132"><text:p/></draw:polyline><draw:frame draw:style-name="gr125" svg:width="24.83pt" svg:height="16.13pt" svg:x="354.7pt" svg:y="347.1pt"><draw:text-box><text:p>N</text:p></draw:text-box></draw:frame><draw:frame draw:style-name="gr126" svg:width="21.23pt" svg:height="13.86pt" svg:x="405.24pt" svg:y="296.05pt"><draw:text-box><text:p>Y</text:p></draw:text-box></draw:frame><draw:custom-shape draw:style-name="gr127" draw:text-style-name="P34" svg:width="154.52pt" svg:height="59.22pt" svg:x="203.7pt" svg:y="131.36pt"><text:p text:style-name="P28"><text:span text:style-name="T8">結果セットが</text:span><text:span text:style-name="T8">null</text:span><text:span text:style-name="T8">でない</text:span></text:p><text:p text:style-name="P28"><text:span text:style-name="T8">$rs != null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line draw:style-name="gr8" draw:text-style-name="P31" svg:x1="283.75pt" svg:y1="190.54pt" svg:x2="283.75pt" svg:y2="222.35pt"><text:p/></draw:line></draw:g></text:p>
      <text:p text:style-name="P22"><draw:g text:anchor-type="as-char" draw:z-index="63" draw:style-name="gr64"><draw:custom-shape draw:style-name="gr114" draw:text-style-name="P30" svg:width="201.69pt" svg:height="35.43pt" svg:x="181.16pt" svg:y="309.06pt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draw:style-name="gr8" draw:text-style-name="P31" svg:x1="287.29pt" svg:y1="412.5pt" svg:x2="287.29pt" svg:y2="473.5pt"><text:p/></draw:line><draw:line draw:style-name="gr3" draw:text-style-name="P28" svg:x1="144.71pt" svg:y1="0pt" svg:x2="144.71pt" svg:y2="676.6pt"><text:p/></draw:line><draw:line draw:style-name="gr8" draw:text-style-name="P31" svg:x1="283.78pt" svg:y1="245.96pt" svg:x2="282.61pt" svg:y2="309.06pt"><text:p/></draw:line><draw:g draw:style-name="gr4"><draw:line draw:style-name="gr8" draw:text-style-name="P31" svg:x1="281.99pt" svg:y1="162.57pt" svg:x2="281.99pt" svg:y2="182.21pt"><text:p/></draw:line><draw:g draw:style-name="gr4"><draw:custom-shape draw:style-name="gr128" svg:width="197.26pt" svg:height="35.72pt" svg:x="184.71pt" svg:y="126.74pt"><text:p/><draw:enhanced-geometry svg:viewBox="0 0 21600 21600" draw:mirror-vertical="true" draw:mirror-horizont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frame draw:style-name="gr129" draw:text-style-name="P52" svg:width="154.46pt" svg:height="40.31pt" svg:x="211.35pt" svg:y="130.99pt"><draw:text-box><text:list text:style-name=""><text:list-item><text:p text:style-name="P28"><text:span text:style-name="T22">引数の配列についてループする</text:span></text:p></text:list-item></text:list><text:p text:style-name="P51"><text:span text:style-name="T23">$array as $key =&gt; $dummyValue</text:span></text:p></draw:text-box></draw:frame></draw:g></draw:g><draw:frame draw:style-name="gr117" draw:text-style-name="P27" svg:width="139.72pt" svg:height="624.08pt" svg:x="0pt" svg:y="6.8pt"><draw:text-box><text:p><text:span text:style-name="T2">Fig7</text:span></text:p><text:p><text:span text:style-name="T2">関数名：</text:span><text:span text:style-name="T2">is_hash</text:span></text:p><text:p text:style-name="P36"><text:span text:style-name="T2">概要 <text:s/></text:span><text:span text:style-name="T2">:</text:span><text:span text:style-name="T2">引数を配列であるか連想配列であるか判定する</text:span></text:p><text:p text:style-name="P37"><text:span text:style-name="T2">引数 <text:s/></text:span><text:span text:style-name="T2">:Array array:</text:span><text:span text:style-name="T2">判定する配列</text:span></text:p><text:p text:style-name="P37"><text:span text:style-name="T2">戻り値</text:span><text:span text:style-name="T2">boolean:</text:span><text:span text:style-name="T2">列の型を判定して返す。</text:span><text:span text:style-name="T2">true</text:span><text:span text:style-name="T2">が連想配列、</text:span><text:span text:style-name="T2">false</text:span><text:span text:style-name="T2">が配列</text:span></text:p><text:p text:style-name="P36"><text:span text:style-name="T2">変数 　</text:span><text:span text:style-name="T2">int $i:</text:span><text:span text:style-name="T2">カウンター変数</text:span></text:p><text:p text:style-name="P47"><text:span text:style-name="T2"/></text:p><text:p text:style-name="P47"><text:span text:style-name="T2"/></text:p></draw:text-box></draw:frame><draw:custom-shape draw:style-name="gr52" draw:text-style-name="P41" svg:width="23.39pt" svg:height="23.92pt" svg:x="266pt" svg:y="0.06pt"><text:p text:style-name="P28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41" svg:width="23.39pt" svg:height="23.92pt" svg:x="273.15pt" svg:y="473.5pt"><text:p text:style-name="P28"><text:span text:style-name="T12">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278.25pt" svg:y1="23.9pt" svg:x2="278.25pt" svg:y2="45.1pt"><text:p/></draw:line><draw:line draw:style-name="gr8" draw:text-style-name="P31" svg:x1="280.2pt" svg:y1="103.21pt" svg:x2="280.2pt" svg:y2="127.45pt"><text:p/></draw:line><draw:custom-shape draw:style-name="gr130" draw:text-style-name="P43" svg:width="205.82pt" svg:height="28.71pt" svg:x="177.59pt" svg:y="45.84pt"><text:p text:style-name="P42"><text:span text:style-name="T13">$i = 0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1" draw:text-style-name="P48" svg:width="205.82pt" svg:height="28.66pt" svg:x="177.59pt" svg:y="74.55pt"><text:p text:style-name="P42"><text:span text:style-name="T17">カウンター変数を</text:span><text:span text:style-name="T17">0</text:span><text:span text:style-name="T17">で初期化する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2" draw:text-style-name="P34" svg:width="150.32pt" svg:height="65.37pt" svg:x="205.54pt" svg:y="180.6pt"><text:p text:style-name="P28"><text:span text:style-name="T8">配列のキーが数字でないとき</text:span></text:p><text:p text:style-name="P28"><text:span text:style-name="T8">$key !== $i++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g draw:style-name="gr4"><draw:custom-shape draw:style-name="gr133" draw:text-style-name="P43" svg:width="145.08pt" svg:height="19.13pt" svg:x="377.01pt" svg:y="246.81pt"><text:p text:style-name="P42"><text:span text:style-name="T13">return tru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8" svg:width="145.08pt" svg:height="19.02pt" svg:x="377.01pt" svg:y="265.89pt"><text:p text:style-name="P42"><text:span text:style-name="T17">連想配列なので</text:span><text:span text:style-name="T17">true</text:span><text:span text:style-name="T17">を返す</text:span></text:p><draw:enhanced-geometry svg:viewBox="0 0 21600 21600" draw:glue-points="10800 0 0 10800 10800 21600 21600 10800" draw:type="flowchart-process" draw:enhanced-path="M 0 0 L 21600 0 21600 21600 0 21600 0 0 Z N"/></draw:custom-shape></draw:g><draw:polyline draw:style-name="gr14" draw:text-style-name="P28" svg:width="93.46pt" svg:height="33.17pt" svg:x="355.86pt" svg:y="213.59pt" svg:viewBox="0 0 3298 1171" draw:points="0,0 3298,0 3298,1171"><text:p/></draw:polyline><draw:polyline draw:style-name="gr14" draw:text-style-name="P28" svg:width="164.52pt" svg:height="155.51pt" svg:x="287.29pt" svg:y="284.91pt" svg:viewBox="0 0 5805 5487" draw:points="5805,0 5805,5487 0,5487"><text:p/></draw:polyline><draw:frame draw:style-name="gr125" svg:width="24.83pt" svg:height="16.13pt" svg:x="309.2pt" svg:y="245.96pt"><draw:text-box><text:p>N</text:p></draw:text-box></draw:frame><draw:frame draw:style-name="gr126" svg:width="21.23pt" svg:height="13.86pt" svg:x="378.71pt" svg:y="193.75pt"><draw:text-box><text:p>Y</text:p></draw:text-box></draw:frame><draw:g draw:style-name="gr4"><draw:custom-shape draw:style-name="gr133" draw:text-style-name="P43" svg:width="145.08pt" svg:height="19.13pt" svg:x="209pt" svg:y="374.4pt"><text:p text:style-name="P42"><text:span text:style-name="T13">return false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4" draw:text-style-name="P48" svg:width="145.08pt" svg:height="19.02pt" svg:x="209pt" svg:y="393.51pt"><text:p text:style-name="P42"><text:span text:style-name="T17">連想配列ではないので</text:span><text:span text:style-name="T17">false</text:span><text:span text:style-name="T17">を返す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83.75pt" svg:y1="344.44pt" svg:x2="283.75pt" svg:y2="379.79pt"><text:p/></draw:line></draw:g></text:p>
      <text:p text:style-name="P23"><draw:g text:anchor-type="as-char" draw:z-index="64" draw:style-name="gr64"><draw:line draw:style-name="gr8" draw:text-style-name="P31" svg:x1="287.29pt" svg:y1="360.4pt" svg:x2="287.29pt" svg:y2="399.29pt"><text:p/></draw:line><draw:line draw:style-name="gr3" draw:text-style-name="P28" svg:x1="144.71pt" svg:y1="0pt" svg:x2="144.71pt" svg:y2="676.6pt"><text:p/></draw:line><draw:line draw:style-name="gr8" draw:text-style-name="P31" svg:x1="283.75pt" svg:y1="185.75pt" svg:x2="284.26pt" svg:y2="219.06pt"><text:p/></draw:line><draw:frame draw:style-name="gr117" draw:text-style-name="P27" svg:width="139.72pt" svg:height="624.08pt" svg:x="0pt" svg:y="6.8pt"><draw:text-box><text:p><text:span text:style-name="T2">Fig8</text:span></text:p><text:p><text:span text:style-name="T2">関数名：</text:span><text:span text:style-name="T2">getListJSONPlusKey</text:span></text:p><text:p text:style-name="P36"><text:span text:style-name="T2">概要 <text:s/></text:span><text:span text:style-name="T2">:getListJSON</text:span><text:span text:style-name="T2">で作成した配列を、クライアントから送信された</text:span><text:span text:style-name="T2">JSON</text:span><text:span text:style-name="T2">に格納して文字列で返す。</text:span></text:p><text:p text:style-name="P37"><text:span text:style-name="T2">引数 <text:s/></text:span><text:span text:style-name="T2">:Object $json:JSON</text:span><text:span text:style-name="T2">のオブジェクト</text:span></text:p><text:p text:style-name="P53"><text:span text:style-name="T2">String $key:</text:span><text:span text:style-name="T2">キー名</text:span></text:p><text:p text:style-name="P37"><text:span text:style-name="T2">戻り値</text:span><text:span text:style-name="T2">String:</text:span><text:span text:style-name="T2">オブジェクトで囲んだ配列の</text:span><text:span text:style-name="T2">JSON</text:span><text:span text:style-name="T2">文字列を返す</text:span></text:p><text:p text:style-name="P36"><text:span text:style-name="T2">変数 　</text:span><text:span text:style-name="T2">Array $retArray:</text:span><text:span text:style-name="T2">返却する配列の変数</text:span></text:p><text:p text:style-name="P47"><text:span text:style-name="T2"/></text:p><text:p text:style-name="P47"><text:span text:style-name="T2"/></text:p><text:p text:style-name="P47"><text:span text:style-name="T2"/></text:p></draw:text-box></draw:frame><draw:custom-shape draw:style-name="gr52" draw:text-style-name="P41" svg:width="23.39pt" svg:height="23.92pt" svg:x="266pt" svg:y="0.06pt"><text:p text:style-name="P28"><text:span text:style-name="T12">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style-name="gr52" draw:text-style-name="P41" svg:width="23.39pt" svg:height="23.92pt" svg:x="273.15pt" svg:y="397.5pt"><text:p text:style-name="P28"><text:span text:style-name="T12">E</text:span></text:p><draw:enhanced-geometry svg:viewBox="0 0 21600 21600" draw:path-stretchpoint-x="10800" draw:path-stretchpoint-y="10800" draw:text-areas="?f3 ?f4 ?f5 ?f6" draw:mirror-horizontal="false" draw:mirror-vertical="false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style-name="gr8" draw:text-style-name="P31" svg:x1="278.25pt" svg:y1="23.9pt" svg:x2="278.25pt" svg:y2="45.1pt"><text:p/></draw:line><draw:g draw:style-name="gr4"><draw:custom-shape draw:style-name="gr135" draw:text-style-name="P43" svg:width="195.22pt" svg:height="30.42pt" svg:x="183.2pt" svg:y="125.09pt"><text:p text:style-name="P42"><text:span text:style-name="T13">$json[$key] = json_decode ($retArray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6" draw:text-style-name="P48" svg:width="195.22pt" svg:height="30.27pt" svg:x="183.2pt" svg:y="155.51pt"><text:p text:style-name="P42"><text:span text:style-name="T17">JSON</text:span><text:span text:style-name="T17">配列の文字列を配列データに変</text:span></text:p><text:p text:style-name="P42"><text:span text:style-name="T17">換し、引数の</text:span><text:span text:style-name="T17">JSON</text:span><text:span text:style-name="T17">に追加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54" draw:text-style-name="P45" svg:width="229.97pt" svg:height="60.32pt" svg:x="169.8pt" svg:y="40.85pt"><text:p text:style-name="P28"><text:span text:style-name="T4">$retArray = $this-&gt;</text:span></text:p><text:p text:style-name="P28"><text:span text:style-name="T4">getListJSON($json);</text:span></text:p><text:p text:style-name="P28"><text:span text:style-name="T4"/></text:p><text:p text:style-name="P28"><text:span text:style-name="T4">getListJSON</text:span><text:span text:style-name="T4">でテーブル用の</text:span></text:p><text:p text:style-name="P28"><text:span text:style-name="T4">JSON</text:span><text:span text:style-name="T4">配列を作成する</text:span>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draw:style-name="gr37" draw:text-style-name="P28" svg:x1="195.85pt" svg:y1="71.29pt" svg:x2="372.7pt" svg:y2="71.29pt"><text:p/></draw:line></draw:g><draw:frame draw:style-name="gr137" svg:width="34.47pt" svg:height="24.12pt" svg:x="388.74pt" svg:y="101.14pt"><draw:text-box><text:p>Fig.4</text:p></draw:text-box></draw:frame><draw:line draw:style-name="gr8" draw:text-style-name="P31" svg:x1="283.78pt" svg:y1="101.14pt" svg:x2="282.61pt" svg:y2="126.74pt"><text:p/></draw:line><draw:g draw:style-name="gr4"><draw:custom-shape draw:style-name="gr135" draw:text-style-name="P43" svg:width="195.22pt" svg:height="30.42pt" svg:x="183.2pt" svg:y="213.59pt"><text:p text:style-name="P42"><text:span text:style-name="T13">$retArray = json_encode</text:span></text:p><text:p text:style-name="P42"><text:span text:style-name="T13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6" draw:text-style-name="P48" svg:width="195.22pt" svg:height="30.27pt" svg:x="183.2pt" svg:y="244.01pt"><text:p text:style-name="P42"><text:span text:style-name="T17">追加を行った引数の</text:span></text:p><text:p text:style-name="P42"><text:span text:style-name="T17">JSON</text:span><text:span text:style-name="T17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g draw:style-name="gr4"><draw:custom-shape draw:style-name="gr135" draw:text-style-name="P43" svg:width="195.22pt" svg:height="30.42pt" svg:x="183.2pt" svg:y="299.76pt"><text:p text:style-name="P42"><text:span text:style-name="T13">$retArray = json_encode</text:span></text:p><text:p text:style-name="P42"><text:span text:style-name="T13">($json, JSON_UNESCAPED_UNICODE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136" draw:text-style-name="P48" svg:width="195.22pt" svg:height="30.27pt" svg:x="183.2pt" svg:y="330.15pt"><text:p text:style-name="P42"><text:span text:style-name="T17">追加を行った引数の</text:span></text:p><text:p text:style-name="P42"><text:span text:style-name="T17">JSON</text:span><text:span text:style-name="T17">を文字列に変換する</text:span></text:p><draw:enhanced-geometry svg:viewBox="0 0 21600 21600" draw:glue-points="10800 0 0 10800 10800 21600 21600 10800" draw:type="flowchart-process" draw:enhanced-path="M 0 0 L 21600 0 21600 21600 0 21600 0 0 Z N"/></draw:custom-shape></draw:g><draw:line draw:style-name="gr8" draw:text-style-name="P31" svg:x1="283.75pt" svg:y1="274.25pt" svg:x2="284.26pt" svg:y2="307.56pt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/>
    <style:font-face style:name="Times New Roman1" svg:font-family="'Times New Roman'"/>
    <style:font-face style:name="ＭＳ Ｐゴシック2" svg:font-family="'ＭＳ Ｐゴシック'"/>
    <style:font-face style:name="Times New Roman2" svg:font-family="'Times New Roman'" style:font-family-generic="modern"/>
    <style:font-face style:name="メイリオ2" svg:font-family="メイリオ" style:font-family-generic="modern"/>
    <style:font-face style:name="Times New Roman" svg:font-family="'Times New Roman'" style:font-family-generic="roman"/>
    <style:font-face style:name="ＭＳ 明朝" svg:font-family="'ＭＳ 明朝'" style:font-family-generic="roman"/>
    <style:font-face style:name="Arial" svg:font-family="Arial" style:font-family-generic="swiss"/>
    <style:font-face style:name="Arial Unicode MS4" svg:font-family="'Arial Unicode MS'" style:font-family-generic="swiss"/>
    <style:font-face style:name="Times New Roman3" svg:font-family="'Times New Roman'" style:font-family-generic="swiss"/>
    <style:font-face style:name="ＭＳ Ｐゴシック3" svg:font-family="'ＭＳ Ｐゴシック'" style:font-family-generic="swiss"/>
    <style:font-face style:name="Monaco3" svg:font-family="Monaco" style:font-family-generic="modern" style:font-pitch="fixed"/>
    <style:font-face style:name="Arial Unicode MS1" svg:font-family="'Arial Unicode MS'" style:font-pitch="variable"/>
    <style:font-face style:name="Monaco1" svg:font-family="Monaco" style:font-pitch="variable"/>
    <style:font-face style:name="ＭＳ 明朝1" svg:font-family="'ＭＳ 明朝'" style:font-pitch="variable"/>
    <style:font-face style:name="ＭＳ Ｐゴシック" svg:font-family="'ＭＳ Ｐゴシック'" style:font-pitch="variable"/>
    <style:font-face style:name="ＭＳ Ｐゴシック4" svg:font-family="'ＭＳ Ｐゴシック'" style:font-adornments="標準" style:font-pitch="variable"/>
    <style:font-face style:name="ＭＳ Ｐ明朝1" svg:font-family="'ＭＳ Ｐ明朝'" style:font-pitch="variable"/>
    <style:font-face style:name="Arial Unicode MS3" svg:font-family="'Arial Unicode MS'" style:font-family-generic="modern" style:font-pitch="variable"/>
    <style:font-face style:name="Monaco2" svg:font-family="Monaco" style:font-family-generic="modern" style:font-pitch="variable"/>
    <style:font-face style:name="メイリオ1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2" svg:font-family="'ＭＳ Ｐ明朝'" style:font-family-generic="modern" style:font-pitch="variable"/>
    <style:font-face style:name="Arial Unicode MS2" svg:font-family="'Arial Unicode MS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標準" style:font-family-generic="swiss" style:font-pitch="variable"/>
    <style:font-face style:name="ＭＳ Ｐゴシック1" svg:font-family="'ＭＳ Ｐゴシック'" style:font-family-generic="swiss" style:font-pitch="variable"/>
    <style:font-face style:name="ＭＳ Ｐ明朝3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5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lr-tb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Arial" fo:font-family="Arial" style:font-family-generic="swiss" fo:font-size="14pt" style:font-name-asian="ＭＳ Ｐゴシック5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 Unicode MS4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 Unicode MS4" style:font-family-complex="'Arial Unicode M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85.99pt" style:type="center"/>
          <style:tab-stop style:position="572pt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4.99pt" fo:page-height="842pt" style:num-format="1" style:print-orientation="portrait" fo:margin-top="56.69pt" fo:margin-bottom="56.69pt" fo:margin-left="20.01pt" fo:margin-right="20.01pt" style:writing-mode="lr-tb" style:layout-grid-color="#c0c0c0" style:layout-grid-lines="44" style:layout-grid-base-height="15.59pt" style:layout-grid-ruby-height="0pt" style:layout-grid-mode="none" style:layout-grid-ruby-below="false" style:layout-grid-print="true" style:layout-grid-display="true" style:layout-grid-base-width="10.49pt" style:layout-grid-snap-to="true" style:footnote-max-height="0pt">
        <style:columns fo:column-count="1" fo:column-gap="0pt"/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8.4pt" fo:margin-left="0pt" fo:margin-right="0pt" fo:margin-top="14.2pt" style:dynamic-spacing="false"/>
      </style:footer-style>
    </style:page-layout>
    <style:page-layout style:name="Mpm2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4:58:43.475933000</meta:creation-date>
    <dc:date>2015-07-06T01:22:10.757368000</dc:date>
    <meta:editing-duration>P1DT5H48M16S</meta:editing-duration>
    <meta:editing-cycles>229</meta:editing-cycles>
    <meta:generator>LibreOffice/4.3.2.2$MacOSX_X86_64 LibreOffice_project/edfb5295ba211bd31ad47d0bad0118690f76407d</meta:generator>
    <meta:document-statistic meta:table-count="0" meta:image-count="0" meta:object-count="0" meta:page-count="15" meta:paragraph-count="14" meta:word-count="36" meta:character-count="50" meta:non-whitespace-character-count="48"/>
  </office:meta>
</office:document-meta>
</file>